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0.2465in"/>
    </style:style>
    <style:style style:name="co10" style:family="table-column">
      <style:table-column-properties fo:break-before="auto" style:column-width="0.4071in"/>
    </style:style>
    <style:style style:name="co11" style:family="table-column">
      <style:table-column-properties fo:break-before="auto" style:column-width="0.396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854in"/>
    </style:style>
    <style:style style:name="co17" style:family="table-column">
      <style:table-column-properties fo:break-before="auto" style:column-width="0.4283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2354in"/>
    </style:style>
    <style:style style:name="co20" style:family="table-column">
      <style:table-column-properties fo:break-before="auto" style:column-width="0.3638in"/>
    </style:style>
    <style:style style:name="co21" style:family="table-column">
      <style:table-column-properties fo:break-before="auto" style:column-width="0.3102in"/>
    </style:style>
    <style:style style:name="co22" style:family="table-column">
      <style:table-column-properties fo:break-before="auto" style:column-width="0.331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4819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5" table:default-cell-style-name="ce2"/>
        <table:table-column table:style-name="co2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Default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7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5" table:default-cell-style-name="ce2"/>
        <table:table-column table:style-name="co14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18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mera</text:p>
          </table:table-cell>
          <table:covered-table-cell office:value-type="string" calcext:value-type="string">
            <text:p>Camera</text:p>
          </table:covered-table-cell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Camera 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Initial Point</text:p>
          </table:table-cell>
          <table:covered-table-cell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Straight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Slight right</text:p>
          </table:table-cell>
          <table:covered-table-cell table:number-columns-repeated="4" table:style-name="ce1"/>
          <table:table-cell table:style-name="ce3"/>
          <table:table-cell table:style-name="ce1" office:value-type="string" calcext:value-type="string" table:number-columns-spanned="5" table:number-rows-spanned="1">
            <text:p>Slight left</text:p>
          </table:table-cell>
          <table:covered-table-cell office:value-type="string" calcext:value-type="string">
            <text:p>Slight left</text:p>
          </table:covered-table-cell>
          <table:covered-table-cell table:number-columns-repeated="3"/>
          <table:table-cell/>
          <table:table-cell table:style-name="ce1" office:value-type="string" calcext:value-type="string" table:number-columns-spanned="5" table:number-rows-spanned="1">
            <text:p>Sharp right</text:p>
          </table:table-cell>
          <table:covered-table-cell table:style-name="ce1" office:value-type="string" calcext:value-type="string">
            <text:p>Sharp right</text:p>
          </table:covered-table-cell>
          <table:covered-table-cell table:number-columns-repeated="3"/>
          <table:table-cell/>
          <table:table-cell table:style-name="ce4" office:value-type="string" calcext:value-type="string" table:number-columns-spanned="5" table:number-rows-spanned="1">
            <text:p>Sharp left</text:p>
          </table:table-cell>
          <table:covered-table-cell table:style-name="Default"/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Front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2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  <table:table-cell/>
          <table:table-cell table:style-name="ce1" office:value-type="string" calcext:value-type="string" table:number-columns-spanned="2" table:number-rows-spanned="1">
            <text:p>Back</text:p>
          </table:table-cell>
          <table:covered-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float" office:value="-8.7" calcext:value-type="float">
            <text:p>-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5:.B44])" office:value-type="float" office:value="74.28" calcext:value-type="float">
            <text:p>74.28</text:p>
          </table:table-cell>
          <table:table-cell table:formula="of:=AVERAGE([.C5:.C44])" office:value-type="float" office:value="-2.71375" calcext:value-type="float">
            <text:p>-2.71375</text:p>
          </table:table-cell>
          <table:table-cell table:formula="of:=AVERAGE([.D5:.D44])" office:value-type="float" office:value="54.005" calcext:value-type="float">
            <text:p>54.005</text:p>
          </table:table-cell>
          <table:table-cell table:formula="of:=AVERAGE([.E5:.E44])" office:value-type="float" office:value="-1.37625" calcext:value-type="float">
            <text:p>-1.37625</text:p>
          </table:table-cell>
          <table:table-cell/>
          <table:table-cell office:value-type="string" calcext:value-type="string">
            <text:p>M</text:p>
          </table:table-cell>
          <table:table-cell table:formula="of:=AVERAGE([.H5:.H44])" office:value-type="float" office:value="68.64375" calcext:value-type="float">
            <text:p>68.64375</text:p>
          </table:table-cell>
          <table:table-cell table:formula="of:=AVERAGE([.I5:.I44])" office:value-type="float" office:value="16.74875" calcext:value-type="float">
            <text:p>16.74875</text:p>
          </table:table-cell>
          <table:table-cell table:formula="of:=AVERAGE([.J5:.J44])" office:value-type="float" office:value="50.56875" calcext:value-type="float">
            <text:p>50.56875</text:p>
          </table:table-cell>
          <table:table-cell table:formula="of:=AVERAGE([.K5:.K44])" office:value-type="float" office:value="7.13" calcext:value-type="float">
            <text:p>7.13</text:p>
          </table:table-cell>
          <table:table-cell/>
          <table:table-cell office:value-type="string" calcext:value-type="string">
            <text:p>M</text:p>
          </table:table-cell>
          <table:table-cell table:formula="of:=AVERAGE([.N5:.N44])" office:value-type="float" office:value="67.87725" calcext:value-type="float">
            <text:p>67.87725</text:p>
          </table:table-cell>
          <table:table-cell table:formula="of:=AVERAGE([.O5:.O44])" office:value-type="float" office:value="-20.3775" calcext:value-type="float">
            <text:p>-20.3775</text:p>
          </table:table-cell>
          <table:table-cell table:formula="of:=AVERAGE([.P5:.P44])" office:value-type="float" office:value="50.3925" calcext:value-type="float">
            <text:p>50.3925</text:p>
          </table:table-cell>
          <table:table-cell table:formula="of:=AVERAGE([.Q5:.Q44])" office:value-type="float" office:value="-9.005" calcext:value-type="float">
            <text:p>-9.005</text:p>
          </table:table-cell>
          <table:table-cell/>
          <table:table-cell office:value-type="string" calcext:value-type="string">
            <text:p>M</text:p>
          </table:table-cell>
          <table:table-cell table:formula="of:=AVERAGE([.T5:.T44])" office:value-type="float" office:value="24.5825" calcext:value-type="float">
            <text:p>24.5825</text:p>
          </table:table-cell>
          <table:table-cell table:formula="of:=AVERAGE([.U5:.U44])" office:value-type="float" office:value="25.8275" calcext:value-type="float">
            <text:p>25.8275</text:p>
          </table:table-cell>
          <table:table-cell table:formula="of:=AVERAGE([.V5:.V44])" office:value-type="float" office:value="26.165" calcext:value-type="float">
            <text:p>26.165</text:p>
          </table:table-cell>
          <table:table-cell table:formula="of:=AVERAGE([.W5:.W44])" office:value-type="float" office:value="5.5325" calcext:value-type="float">
            <text:p>5.5325</text:p>
          </table:table-cell>
          <table:table-cell/>
          <table:table-cell office:value-type="string" calcext:value-type="string">
            <text:p>M</text:p>
          </table:table-cell>
          <table:table-cell table:formula="of:=AVERAGE([.Z5:.Z44])" office:value-type="float" office:value="23" calcext:value-type="float">
            <text:p>23</text:p>
          </table:table-cell>
          <table:table-cell table:formula="of:=AVERAGE([.AA5:.AA44])" office:value-type="float" office:value="-26.3325" calcext:value-type="float">
            <text:p>-26.3325</text:p>
          </table:table-cell>
          <table:table-cell table:formula="of:=AVERAGE([.AB5:.AB44])" office:value-type="float" office:value="26.0925" calcext:value-type="float">
            <text:p>26.0925</text:p>
          </table:table-cell>
          <table:table-cell table:formula="of:=AVERAGE([.AC5:.AC44])" office:value-type="float" office:value="-5.9575" calcext:value-type="float">
            <text:p>-5.95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VAR([.B5:.B44])" office:value-type="float" office:value="0.0213846153846157" calcext:value-type="float">
            <text:p>0.0213846154</text:p>
          </table:table-cell>
          <table:table-cell table:formula="of:=VAR([.C5:.C44])" office:value-type="float" office:value="0.404485576923077" calcext:value-type="float">
            <text:p>0.4044855769</text:p>
          </table:table-cell>
          <table:table-cell table:formula="of:=VAR([.D5:.D44])" office:value-type="float" office:value="0.0231794871794872" calcext:value-type="float">
            <text:p>0.0231794872</text:p>
          </table:table-cell>
          <table:table-cell table:formula="of:=VAR([.E5:.E44])" office:value-type="float" office:value="0.191665064102564" calcext:value-type="float">
            <text:p>0.1916650641</text:p>
          </table:table-cell>
          <table:table-cell/>
          <table:table-cell office:value-type="string" calcext:value-type="string">
            <text:p>V</text:p>
          </table:table-cell>
          <table:table-cell table:formula="of:=VAR([.H5:.H44])" office:value-type="float" office:value="0.0446394230769227" calcext:value-type="float">
            <text:p>0.0446394231</text:p>
          </table:table-cell>
          <table:table-cell table:formula="of:=VAR([.I5:.I44])" office:value-type="float" office:value="0.338395833333333" calcext:value-type="float">
            <text:p>0.3383958333</text:p>
          </table:table-cell>
          <table:table-cell table:formula="of:=VAR([.J5:.J44])" office:value-type="float" office:value="0.0230368589743591" calcext:value-type="float">
            <text:p>0.023036859</text:p>
          </table:table-cell>
          <table:table-cell table:formula="of:=VAR([.K5:.K44])" office:value-type="float" office:value="0.171897435897436" calcext:value-type="float">
            <text:p>0.1718974359</text:p>
          </table:table-cell>
          <table:table-cell/>
          <table:table-cell office:value-type="string" calcext:value-type="string">
            <text:p>V</text:p>
          </table:table-cell>
          <table:table-cell table:formula="of:=VAR([.N5:.N44])" office:value-type="float" office:value="0.271292243589742" calcext:value-type="float">
            <text:p>0.2712922436</text:p>
          </table:table-cell>
          <table:table-cell table:formula="of:=VAR([.O5:.O44])" office:value-type="float" office:value="0.585378205128205" calcext:value-type="float">
            <text:p>0.5853782051</text:p>
          </table:table-cell>
          <table:table-cell table:formula="of:=VAR([.P5:.P44])" office:value-type="float" office:value="0.0530192307692307" calcext:value-type="float">
            <text:p>0.0530192308</text:p>
          </table:table-cell>
          <table:table-cell table:formula="of:=VAR([.Q5:.Q44])" office:value-type="float" office:value="0.296384615384615" calcext:value-type="float">
            <text:p>0.2963846154</text:p>
          </table:table-cell>
          <table:table-cell/>
          <table:table-cell office:value-type="string" calcext:value-type="string">
            <text:p>V</text:p>
          </table:table-cell>
          <table:table-cell table:formula="of:=VAR([.T5:.T44])" office:value-type="float" office:value="0.200455128205128" calcext:value-type="float">
            <text:p>0.2004551282</text:p>
          </table:table-cell>
          <table:table-cell table:formula="of:=VAR([.U5:.U44])" office:value-type="float" office:value="0.122044871794872" calcext:value-type="float">
            <text:p>0.1220448718</text:p>
          </table:table-cell>
          <table:table-cell table:formula="of:=VAR([.V5:.V44])" office:value-type="float" office:value="0.167461538461538" calcext:value-type="float">
            <text:p>0.1674615385</text:p>
          </table:table-cell>
          <table:table-cell table:formula="of:=VAR([.W5:.W44])" office:value-type="float" office:value="0.0894294871794872" calcext:value-type="float">
            <text:p>0.0894294872</text:p>
          </table:table-cell>
          <table:table-cell/>
          <table:table-cell office:value-type="string" calcext:value-type="string">
            <text:p>V</text:p>
          </table:table-cell>
          <table:table-cell table:formula="of:=VAR([.Z5:.Z44])" office:value-type="float" office:value="0.24051282051282" calcext:value-type="float">
            <text:p>0.2405128205</text:p>
          </table:table-cell>
          <table:table-cell table:formula="of:=VAR([.AA5:.AA44])" office:value-type="float" office:value="0.133532051282051" calcext:value-type="float">
            <text:p>0.1335320513</text:p>
          </table:table-cell>
          <table:table-cell table:formula="of:=VAR([.AB5:.AB44])" office:value-type="float" office:value="0.047378205128205" calcext:value-type="float">
            <text:p>0.0473782051</text:p>
          </table:table-cell>
          <table:table-cell table:formula="of:=VAR([.AC5:.AC44])" office:value-type="float" office:value="0.163532051282051" calcext:value-type="float">
            <text:p>0.1635320513</text:p>
          </table:table-cell>
          <table:table-cell table:number-columns-repeated="3"/>
        </table:table-row>
      </table:table>
      <table:table table:name="Transformed" table:style-name="ta1"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4" table:default-cell-style-name="ce2"/>
        <table:table-column table:style-name="co21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22" table:default-cell-style-name="ce2"/>
        <table:table-column table:style-name="co8" table:default-cell-style-name="Default"/>
        <table:table-column table:style-name="co23" table:default-cell-style-name="ce2"/>
        <table:table-column table:style-name="co15" table:default-cell-style-name="ce2"/>
        <table:table-column table:style-name="co24" table:default-cell-style-name="ce2"/>
        <table:table-column table:style-name="co10" table:default-cell-style-name="ce2"/>
        <table:table-column table:style-name="co5" table:default-cell-style-name="ce2"/>
        <table:table-column table:style-name="co20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5" table:default-cell-style-name="Default"/>
        <table:table-column table:style-name="co22" table:default-cell-style-name="ce2"/>
        <table:table-column table:style-name="co7" table:default-cell-style-name="ce2"/>
        <table:table-column table:style-name="co4" table:default-cell-style-name="ce2"/>
        <table:table-column table:style-name="co10" table:default-cell-style-name="ce2"/>
        <table:table-column table:style-name="co3" table:default-cell-style-name="ce2"/>
        <table:table-column table:style-name="co20" table:default-cell-style-name="ce2"/>
        <table:table-column table:style-name="co13" table:default-cell-style-name="ce2"/>
        <table:table-column table:style-name="co7" table:default-cell-style-name="ce2"/>
        <table:table-column table:style-name="co10" table:default-cell-style-name="ce2"/>
        <table:table-column table:style-name="co14" table:default-cell-style-name="Default"/>
        <table:table-column table:style-name="co3" table:default-cell-style-name="ce2"/>
        <table:table-column table:style-name="co10" table:default-cell-style-name="ce2"/>
        <table:table-column table:style-name="co7" table:default-cell-style-name="ce2"/>
        <table:table-column table:style-name="co22" table:default-cell-style-name="ce2"/>
        <table:table-column table:style-name="co26" table:default-cell-style-name="ce2"/>
        <table:table-column table:style-name="co3" table:number-columns-repeated="4" table:default-cell-style-name="ce2"/>
        <table:table-column table:style-name="co14" table:default-cell-style-name="Default"/>
        <table:table-column table:style-name="co3" table:default-cell-style-name="ce2"/>
        <table:table-column table:style-name="co4" table:default-cell-style-name="ce2"/>
        <table:table-column table:style-name="co20" table:default-cell-style-name="ce2"/>
        <table:table-column table:style-name="co22" table:number-columns-repeated="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18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mera</text:p>
          </table:table-cell>
          <table:covered-table-cell office:value-type="string" calcext:value-type="string">
            <text:p>Camera</text:p>
          </table:covered-table-cell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.5</text:p>
          </table:table-cell>
          <table:covered-table-cell table:number-columns-repeated="2"/>
          <table:table-cell table:number-columns-repeated="5"/>
          <table:table-cell office:value-type="string" calcext:value-type="string" table:number-columns-spanned="2" table:number-rows-spanned="1">
            <text:p>Camera 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8</text:p>
          </table:table-cell>
          <table:covered-table-cell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Camera</text:p>
          </table:table-cell>
          <table:covered-table-cell/>
          <table:table-cell table:style-name="ce1" office:value-type="string" calcext:value-type="string" table:number-columns-spanned="3" table:number-rows-spanned="1">
            <text:p>Z – 67</text:p>
          </table:table-cell>
          <table:covered-table-cell table:number-columns-repeated="2"/>
          <table:table-cell table:number-columns-repeated="5"/>
          <table:table-cell table:style-name="ce1" office:value-type="string" calcext:value-type="string" table:number-columns-spanned="2" table:number-rows-spanned="1">
            <text:p>Initial Point</text:p>
          </table:table-cell>
          <table:covered-table-cell table:style-name="ce2"/>
        </table:table-row>
        <table:table-row table:style-name="ro1">
          <table:table-cell table:style-name="ce1" office:value-type="string" calcext:value-type="string" table:number-columns-spanned="5" table:number-rows-spanned="1">
            <text:p>Straight</text:p>
          </table:table-cell>
          <table:covered-table-cell table:number-columns-repeated="4"/>
          <table:table-cell table:number-columns-repeated="5"/>
          <table:table-cell table:style-name="ce1" office:value-type="string" calcext:value-type="string" table:number-columns-spanned="5" table:number-rows-spanned="1">
            <text:p>Slight right</text:p>
          </table:table-cell>
          <table:covered-table-cell table:number-columns-repeated="4" table:style-name="ce1"/>
          <table:table-cell table:style-name="ce1" table:number-columns-repeated="4"/>
          <table:table-cell table:style-name="ce3"/>
          <table:table-cell table:style-name="ce1" office:value-type="string" calcext:value-type="string" table:number-columns-spanned="5" table:number-rows-spanned="1">
            <text:p>Slight left</text:p>
          </table:table-cell>
          <table:covered-table-cell office:value-type="string" calcext:value-type="string">
            <text:p>Slight left</text:p>
          </table:covered-table-cell>
          <table:covered-table-cell table:number-columns-repeated="3"/>
          <table:table-cell table:number-columns-repeated="5"/>
          <table:table-cell table:style-name="ce1" office:value-type="string" calcext:value-type="string" table:number-columns-spanned="5" table:number-rows-spanned="1">
            <text:p>Sharp right</text:p>
          </table:table-cell>
          <table:covered-table-cell table:style-name="ce1" office:value-type="string" calcext:value-type="string">
            <text:p>Sharp right</text:p>
          </table:covered-table-cell>
          <table:covered-table-cell table:number-columns-repeated="3"/>
          <table:table-cell table:number-columns-repeated="5"/>
          <table:table-cell table:style-name="ce4" office:value-type="string" calcext:value-type="string" table:number-columns-spanned="5" table:number-rows-spanned="1">
            <text:p>Sharp left</text:p>
          </table:table-cell>
          <table:covered-table-cell table:style-name="Default"/>
          <table:covered-table-cell table:number-columns-repeated="3"/>
          <table:table-cell table:number-columns-repeated="5"/>
          <table:table-cell table:style-name="ce1" office:value-type="string" calcext:value-type="string" table:number-columns-spanned="2" table:number-rows-spanned="1">
            <text:p>Front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6"/>
          <table:table-cell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6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7"/>
          <table:table-cell table:style-name="ce1" office:value-type="string" calcext:value-type="string" table:number-columns-spanned="2" table:number-rows-spanned="1">
            <text:p>Front</text:p>
          </table:table-cell>
          <table:covered-table-cell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6"/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 table:number-columns-repeated="6"/>
          <table:table-cell table:style-name="ce2" office:value-type="string" calcext:value-type="string">
            <text:p>x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  <table:table-cell table:formula="of:=[.B5]-[.D5]" office:value-type="float" office:value="20.3" calcext:value-type="float">
            <text:p>20.3</text:p>
          </table:table-cell>
          <table:table-cell table:formula="of:=[.C5]-[.E5]" office:value-type="float" office:value="-1.6" calcext:value-type="float">
            <text:p>-1.6</text:p>
          </table:table-cell>
          <table:table-cell table:formula="of:=(([.B5]-[.D5])/2)+[.D5]" office:value-type="float" office:value="64.25" calcext:value-type="float">
            <text:p>64.25</text:p>
          </table:table-cell>
          <table:table-cell table:formula="of:=(([.C5]-[.E5])/2)+[.E5]" office:value-type="float" office:value="-2.15" calcext:value-type="float">
            <text:p>-2.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  <table:table-cell table:formula="of:=[.L5]-[.N5]" office:value-type="float" office:value="18.2" calcext:value-type="float">
            <text:p>18.2</text:p>
          </table:table-cell>
          <table:table-cell table:formula="of:=[.M5]-[.O5]" office:value-type="float" office:value="9.55" calcext:value-type="float">
            <text:p>9.55</text:p>
          </table:table-cell>
          <table:table-cell table:formula="of:=(([.L5]-[.N5])/2)+[.N5]" office:value-type="float" office:value="59.7" calcext:value-type="float">
            <text:p>59.7</text:p>
          </table:table-cell>
          <table:table-cell table:formula="of:=(([.M5]-[.O5])/2)+[.O5]" office:value-type="float" office:value="11.925" calcext:value-type="float">
            <text:p>11.9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  <table:table-cell table:formula="of:=[.V5]-[.X5]" office:value-type="float" office:value="17.45" calcext:value-type="float">
            <text:p>17.45</text:p>
          </table:table-cell>
          <table:table-cell table:formula="of:=[.W5]-[.Y5]" office:value-type="float" office:value="-11.9" calcext:value-type="float">
            <text:p>-11.9</text:p>
          </table:table-cell>
          <table:table-cell table:formula="of:=(([.V5]-[.X5])/2)+[.X5]" office:value-type="float" office:value="58.225" calcext:value-type="float">
            <text:p>58.225</text:p>
          </table:table-cell>
          <table:table-cell table:formula="of:=(([.W5]-[.Y5])/2)+[.Y5]" office:value-type="float" office:value="-15.65" calcext:value-type="float">
            <text:p>-15.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  <table:table-cell table:formula="of:=[.AF5]-[.AH5]" office:value-type="float" office:value="2" calcext:value-type="float">
            <text:p>2</text:p>
          </table:table-cell>
          <table:table-cell table:formula="of:=[.AG5]-[.AI5]" office:value-type="float" office:value="20.3" calcext:value-type="float">
            <text:p>20.3</text:p>
          </table:table-cell>
          <table:table-cell table:formula="of:=(([.AF5]-[.AH5])/2)+[.AH5]" office:value-type="float" office:value="24.9" calcext:value-type="float">
            <text:p>24.9</text:p>
          </table:table-cell>
          <table:table-cell table:formula="of:=(([.AG5]-[.AI5])/2)+[.AI5]" office:value-type="float" office:value="14.95" calcext:value-type="float">
            <text:p>14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  <table:table-cell table:formula="of:=[.AP5]-[.AR5]" office:value-type="float" office:value="-1.7" calcext:value-type="float">
            <text:p>-1.7</text:p>
          </table:table-cell>
          <table:table-cell table:formula="of:=[.AQ5]-[.AS5]" office:value-type="float" office:value="-20.6" calcext:value-type="float">
            <text:p>-20.6</text:p>
          </table:table-cell>
          <table:table-cell table:formula="of:=(([.AP5]-[.AR5])/2)+[.AR5]" office:value-type="float" office:value="24.75" calcext:value-type="float">
            <text:p>24.75</text:p>
          </table:table-cell>
          <table:table-cell table:formula="of:=(([.AQ5]-[.AS5])/2)+[.AS5]" office:value-type="float" office:value="-15.7" calcext:value-type="float">
            <text:p>-15.7</text:p>
          </table:table-cell>
          <table:table-cell/>
          <table:table-cell table:style-name="ce1" office:value-type="string" calcext:value-type="string" table:number-columns-spanned="2" table:number-rows-spanned="1">
            <text:p>Back</text:p>
          </table:table-cell>
          <table:covered-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  <table:table-cell table:formula="of:=[.B6]-[.D6]" office:value-type="float" office:value="20.25" calcext:value-type="float">
            <text:p>20.25</text:p>
          </table:table-cell>
          <table:table-cell table:formula="of:=[.C6]-[.E6]" office:value-type="float" office:value="-1.3" calcext:value-type="float">
            <text:p>-1.3</text:p>
          </table:table-cell>
          <table:table-cell table:formula="of:=(([.B6]-[.D6])/2)+[.D6]" office:value-type="float" office:value="64.275" calcext:value-type="float">
            <text:p>64.275</text:p>
          </table:table-cell>
          <table:table-cell table:formula="of:=(([.C6]-[.E6])/2)+[.E6]" office:value-type="float" office:value="-1.45" calcext:value-type="float">
            <text:p>-1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  <table:table-cell table:formula="of:=[.L6]-[.N6]" office:value-type="float" office:value="18.15" calcext:value-type="float">
            <text:p>18.15</text:p>
          </table:table-cell>
          <table:table-cell table:formula="of:=[.M6]-[.O6]" office:value-type="float" office:value="9.7" calcext:value-type="float">
            <text:p>9.7</text:p>
          </table:table-cell>
          <table:table-cell table:formula="of:=(([.L6]-[.N6])/2)+[.N6]" office:value-type="float" office:value="59.425" calcext:value-type="float">
            <text:p>59.425</text:p>
          </table:table-cell>
          <table:table-cell table:formula="of:=(([.M6]-[.O6])/2)+[.O6]" office:value-type="float" office:value="12.45" calcext:value-type="float">
            <text:p>12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  <table:table-cell table:formula="of:=[.V6]-[.X6]" office:value-type="float" office:value="17" calcext:value-type="float">
            <text:p>17</text:p>
          </table:table-cell>
          <table:table-cell table:formula="of:=[.W6]-[.Y6]" office:value-type="float" office:value="-11.2" calcext:value-type="float">
            <text:p>-11.2</text:p>
          </table:table-cell>
          <table:table-cell table:formula="of:=(([.V6]-[.X6])/2)+[.X6]" office:value-type="float" office:value="58.9" calcext:value-type="float">
            <text:p>58.9</text:p>
          </table:table-cell>
          <table:table-cell table:formula="of:=(([.W6]-[.Y6])/2)+[.Y6]" office:value-type="float" office:value="-13.8" calcext:value-type="float">
            <text:p>-13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formula="of:=[.AF6]-[.AH6]" office:value-type="float" office:value="-2.1" calcext:value-type="float">
            <text:p>-2.1</text:p>
          </table:table-cell>
          <table:table-cell table:formula="of:=[.AG6]-[.AI6]" office:value-type="float" office:value="20.4" calcext:value-type="float">
            <text:p>20.4</text:p>
          </table:table-cell>
          <table:table-cell table:formula="of:=(([.AF6]-[.AH6])/2)+[.AH6]" office:value-type="float" office:value="25.35" calcext:value-type="float">
            <text:p>25.35</text:p>
          </table:table-cell>
          <table:table-cell table:formula="of:=(([.AG6]-[.AI6])/2)+[.AI6]" office:value-type="float" office:value="15.6" calcext:value-type="float">
            <text:p>15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  <table:table-cell table:formula="of:=[.AP6]-[.AR6]" office:value-type="float" office:value="-2.7" calcext:value-type="float">
            <text:p>-2.7</text:p>
          </table:table-cell>
          <table:table-cell table:formula="of:=[.AQ6]-[.AS6]" office:value-type="float" office:value="-20.5" calcext:value-type="float">
            <text:p>-20.5</text:p>
          </table:table-cell>
          <table:table-cell table:formula="of:=(([.AP6]-[.AR6])/2)+[.AR6]" office:value-type="float" office:value="24.25" calcext:value-type="float">
            <text:p>24.25</text:p>
          </table:table-cell>
          <table:table-cell table:formula="of:=(([.AQ6]-[.AS6])/2)+[.AS6]" office:value-type="float" office:value="-16.55" calcext:value-type="float">
            <text:p>-16.5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2" office:value-type="float" office:value="-8.7" calcext:value-type="float">
            <text:p>-8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  <table:table-cell table:formula="of:=[.B7]-[.D7]" office:value-type="float" office:value="20.1" calcext:value-type="float">
            <text:p>20.1</text:p>
          </table:table-cell>
          <table:table-cell table:formula="of:=[.C7]-[.E7]" office:value-type="float" office:value="-1.25" calcext:value-type="float">
            <text:p>-1.25</text:p>
          </table:table-cell>
          <table:table-cell table:formula="of:=(([.B7]-[.D7])/2)+[.D7]" office:value-type="float" office:value="64.2" calcext:value-type="float">
            <text:p>64.2</text:p>
          </table:table-cell>
          <table:table-cell table:formula="of:=(([.C7]-[.E7])/2)+[.E7]" office:value-type="float" office:value="-2.525" calcext:value-type="float">
            <text:p>-2.5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  <table:table-cell table:formula="of:=[.L7]-[.N7]" office:value-type="float" office:value="18" calcext:value-type="float">
            <text:p>18</text:p>
          </table:table-cell>
          <table:table-cell table:formula="of:=[.M7]-[.O7]" office:value-type="float" office:value="9.85" calcext:value-type="float">
            <text:p>9.85</text:p>
          </table:table-cell>
          <table:table-cell table:formula="of:=(([.L7]-[.N7])/2)+[.N7]" office:value-type="float" office:value="59.7" calcext:value-type="float">
            <text:p>59.7</text:p>
          </table:table-cell>
          <table:table-cell table:formula="of:=(([.M7]-[.O7])/2)+[.O7]" office:value-type="float" office:value="12.425" calcext:value-type="float">
            <text:p>12.4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  <table:table-cell table:formula="of:=[.V7]-[.X7]" office:value-type="float" office:value="16.65" calcext:value-type="float">
            <text:p>16.65</text:p>
          </table:table-cell>
          <table:table-cell table:formula="of:=[.W7]-[.Y7]" office:value-type="float" office:value="-11.5" calcext:value-type="float">
            <text:p>-11.5</text:p>
          </table:table-cell>
          <table:table-cell table:formula="of:=(([.V7]-[.X7])/2)+[.X7]" office:value-type="float" office:value="58.675" calcext:value-type="float">
            <text:p>58.675</text:p>
          </table:table-cell>
          <table:table-cell table:formula="of:=(([.W7]-[.Y7])/2)+[.Y7]" office:value-type="float" office:value="-14.95" calcext:value-type="float">
            <text:p>-14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table:formula="of:=[.AF7]-[.AH7]" office:value-type="float" office:value="-1.2" calcext:value-type="float">
            <text:p>-1.2</text:p>
          </table:table-cell>
          <table:table-cell table:formula="of:=[.AG7]-[.AI7]" office:value-type="float" office:value="20.3" calcext:value-type="float">
            <text:p>20.3</text:p>
          </table:table-cell>
          <table:table-cell table:formula="of:=(([.AF7]-[.AH7])/2)+[.AH7]" office:value-type="float" office:value="25.4" calcext:value-type="float">
            <text:p>25.4</text:p>
          </table:table-cell>
          <table:table-cell table:formula="of:=(([.AG7]-[.AI7])/2)+[.AI7]" office:value-type="float" office:value="15.95" calcext:value-type="float">
            <text:p>15.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  <table:table-cell table:formula="of:=[.AP7]-[.AR7]" office:value-type="float" office:value="-2.9" calcext:value-type="float">
            <text:p>-2.9</text:p>
          </table:table-cell>
          <table:table-cell table:formula="of:=[.AQ7]-[.AS7]" office:value-type="float" office:value="-20.4" calcext:value-type="float">
            <text:p>-20.4</text:p>
          </table:table-cell>
          <table:table-cell table:formula="of:=(([.AP7]-[.AR7])/2)+[.AR7]" office:value-type="float" office:value="24.85" calcext:value-type="float">
            <text:p>24.85</text:p>
          </table:table-cell>
          <table:table-cell table:formula="of:=(([.AQ7]-[.AS7])/2)+[.AS7]" office:value-type="float" office:value="-15.7" calcext:value-type="float">
            <text:p>-15.7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  <table:table-cell table:formula="of:=[.B8]-[.D8]" office:value-type="float" office:value="20.35" calcext:value-type="float">
            <text:p>20.35</text:p>
          </table:table-cell>
          <table:table-cell table:formula="of:=[.C8]-[.E8]" office:value-type="float" office:value="-1.1" calcext:value-type="float">
            <text:p>-1.1</text:p>
          </table:table-cell>
          <table:table-cell table:formula="of:=(([.B8]-[.D8])/2)+[.D8]" office:value-type="float" office:value="64.225" calcext:value-type="float">
            <text:p>64.225</text:p>
          </table:table-cell>
          <table:table-cell table:formula="of:=(([.C8]-[.E8])/2)+[.E8]" office:value-type="float" office:value="-1.5" calcext:value-type="float">
            <text:p>-1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  <table:table-cell table:formula="of:=[.L8]-[.N8]" office:value-type="float" office:value="17.95" calcext:value-type="float">
            <text:p>17.95</text:p>
          </table:table-cell>
          <table:table-cell table:formula="of:=[.M8]-[.O8]" office:value-type="float" office:value="9.8" calcext:value-type="float">
            <text:p>9.8</text:p>
          </table:table-cell>
          <table:table-cell table:formula="of:=(([.L8]-[.N8])/2)+[.N8]" office:value-type="float" office:value="59.475" calcext:value-type="float">
            <text:p>59.475</text:p>
          </table:table-cell>
          <table:table-cell table:formula="of:=(([.M8]-[.O8])/2)+[.O8]" office:value-type="float" office:value="12.2" calcext:value-type="float">
            <text:p>12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  <table:table-cell table:formula="of:=[.V8]-[.X8]" office:value-type="float" office:value="17.25" calcext:value-type="float">
            <text:p>17.25</text:p>
          </table:table-cell>
          <table:table-cell table:formula="of:=[.W8]-[.Y8]" office:value-type="float" office:value="-10.8" calcext:value-type="float">
            <text:p>-10.8</text:p>
          </table:table-cell>
          <table:table-cell table:formula="of:=(([.V8]-[.X8])/2)+[.X8]" office:value-type="float" office:value="59.075" calcext:value-type="float">
            <text:p>59.075</text:p>
          </table:table-cell>
          <table:table-cell table:formula="of:=(([.W8]-[.Y8])/2)+[.Y8]"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  <table:table-cell table:formula="of:=[.AF8]-[.AH8]" office:value-type="float" office:value="-1.4" calcext:value-type="float">
            <text:p>-1.4</text:p>
          </table:table-cell>
          <table:table-cell table:formula="of:=[.AG8]-[.AI8]" office:value-type="float" office:value="20.3" calcext:value-type="float">
            <text:p>20.3</text:p>
          </table:table-cell>
          <table:table-cell table:formula="of:=(([.AF8]-[.AH8])/2)+[.AH8]" office:value-type="float" office:value="25.4" calcext:value-type="float">
            <text:p>25.4</text:p>
          </table:table-cell>
          <table:table-cell table:formula="of:=(([.AG8]-[.AI8])/2)+[.AI8]" office:value-type="float" office:value="15.75" calcext:value-type="float">
            <text:p>15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formula="of:=[.AP8]-[.AR8]" office:value-type="float" office:value="-3.3" calcext:value-type="float">
            <text:p>-3.3</text:p>
          </table:table-cell>
          <table:table-cell table:formula="of:=[.AQ8]-[.AS8]" office:value-type="float" office:value="-20.2" calcext:value-type="float">
            <text:p>-20.2</text:p>
          </table:table-cell>
          <table:table-cell table:formula="of:=(([.AP8]-[.AR8])/2)+[.AR8]" office:value-type="float" office:value="24.55" calcext:value-type="float">
            <text:p>24.55</text:p>
          </table:table-cell>
          <table:table-cell table:formula="of:=(([.AQ8]-[.AS8])/2)+[.AS8]" office:value-type="float" office:value="-16.5" calcext:value-type="float">
            <text:p>-16.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  <table:table-cell table:formula="of:=[.B9]-[.D9]" office:value-type="float" office:value="20.25" calcext:value-type="float">
            <text:p>20.25</text:p>
          </table:table-cell>
          <table:table-cell table:formula="of:=[.C9]-[.E9]" office:value-type="float" office:value="-1.95" calcext:value-type="float">
            <text:p>-1.95</text:p>
          </table:table-cell>
          <table:table-cell table:formula="of:=(([.B9]-[.D9])/2)+[.D9]" office:value-type="float" office:value="63.975" calcext:value-type="float">
            <text:p>63.975</text:p>
          </table:table-cell>
          <table:table-cell table:formula="of:=(([.C9]-[.E9])/2)+[.E9]" office:value-type="float" office:value="-2.175" calcext:value-type="float">
            <text:p>-2.1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  <table:table-cell table:formula="of:=[.L9]-[.N9]" office:value-type="float" office:value="18.15" calcext:value-type="float">
            <text:p>18.15</text:p>
          </table:table-cell>
          <table:table-cell table:formula="of:=[.M9]-[.O9]" office:value-type="float" office:value="9.75" calcext:value-type="float">
            <text:p>9.75</text:p>
          </table:table-cell>
          <table:table-cell table:formula="of:=(([.L9]-[.N9])/2)+[.N9]" office:value-type="float" office:value="59.425" calcext:value-type="float">
            <text:p>59.425</text:p>
          </table:table-cell>
          <table:table-cell table:formula="of:=(([.M9]-[.O9])/2)+[.O9]" office:value-type="float" office:value="11.575" calcext:value-type="float">
            <text:p>11.5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  <table:table-cell table:formula="of:=[.V9]-[.X9]" office:value-type="float" office:value="16.55" calcext:value-type="float">
            <text:p>16.55</text:p>
          </table:table-cell>
          <table:table-cell table:formula="of:=[.W9]-[.Y9]" office:value-type="float" office:value="-11.5" calcext:value-type="float">
            <text:p>-11.5</text:p>
          </table:table-cell>
          <table:table-cell table:formula="of:=(([.V9]-[.X9])/2)+[.X9]" office:value-type="float" office:value="58.625" calcext:value-type="float">
            <text:p>58.625</text:p>
          </table:table-cell>
          <table:table-cell table:formula="of:=(([.W9]-[.Y9])/2)+[.Y9]" office:value-type="float" office:value="-14.85" calcext:value-type="float">
            <text:p>-14.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  <table:table-cell table:formula="of:=[.AF9]-[.AH9]" office:value-type="float" office:value="-1.7" calcext:value-type="float">
            <text:p>-1.7</text:p>
          </table:table-cell>
          <table:table-cell table:formula="of:=[.AG9]-[.AI9]" office:value-type="float" office:value="20.2" calcext:value-type="float">
            <text:p>20.2</text:p>
          </table:table-cell>
          <table:table-cell table:formula="of:=(([.AF9]-[.AH9])/2)+[.AH9]" office:value-type="float" office:value="25.45" calcext:value-type="float">
            <text:p>25.45</text:p>
          </table:table-cell>
          <table:table-cell table:formula="of:=(([.AG9]-[.AI9])/2)+[.AI9]" office:value-type="float" office:value="15.9" calcext:value-type="float">
            <text:p>15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  <table:table-cell table:formula="of:=[.AP9]-[.AR9]" office:value-type="float" office:value="-3.5" calcext:value-type="float">
            <text:p>-3.5</text:p>
          </table:table-cell>
          <table:table-cell table:formula="of:=[.AQ9]-[.AS9]" office:value-type="float" office:value="-20.4" calcext:value-type="float">
            <text:p>-20.4</text:p>
          </table:table-cell>
          <table:table-cell table:formula="of:=(([.AP9]-[.AR9])/2)+[.AR9]" office:value-type="float" office:value="24.15" calcext:value-type="float">
            <text:p>24.15</text:p>
          </table:table-cell>
          <table:table-cell table:formula="of:=(([.AQ9]-[.AS9])/2)+[.AS9]" office:value-type="float" office:value="-16.6" calcext:value-type="float">
            <text:p>-16.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  <table:table-cell table:formula="of:=[.B10]-[.D10]" office:value-type="float" office:value="20.35" calcext:value-type="float">
            <text:p>20.35</text:p>
          </table:table-cell>
          <table:table-cell table:formula="of:=[.C10]-[.E10]" office:value-type="float" office:value="-1.4" calcext:value-type="float">
            <text:p>-1.4</text:p>
          </table:table-cell>
          <table:table-cell table:formula="of:=(([.B10]-[.D10])/2)+[.D10]" office:value-type="float" office:value="63.875" calcext:value-type="float">
            <text:p>63.875</text:p>
          </table:table-cell>
          <table:table-cell table:formula="of:=(([.C10]-[.E10])/2)+[.E10]" office:value-type="float" office:value="-2.45" calcext:value-type="float">
            <text:p>-2.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  <table:table-cell table:formula="of:=[.L10]-[.N10]" office:value-type="float" office:value="18.2" calcext:value-type="float">
            <text:p>18.2</text:p>
          </table:table-cell>
          <table:table-cell table:formula="of:=[.M10]-[.O10]" office:value-type="float" office:value="9.4" calcext:value-type="float">
            <text:p>9.4</text:p>
          </table:table-cell>
          <table:table-cell table:formula="of:=(([.L10]-[.N10])/2)+[.N10]" office:value-type="float" office:value="59.7" calcext:value-type="float">
            <text:p>59.7</text:p>
          </table:table-cell>
          <table:table-cell table:formula="of:=(([.M10]-[.O10])/2)+[.O10]" office:value-type="float" office:value="11.2" calcext:value-type="float">
            <text:p>11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  <table:table-cell table:formula="of:=[.V10]-[.X10]" office:value-type="float" office:value="17.7" calcext:value-type="float">
            <text:p>17.7</text:p>
          </table:table-cell>
          <table:table-cell table:formula="of:=[.W10]-[.Y10]" office:value-type="float" office:value="-11.5" calcext:value-type="float">
            <text:p>-11.5</text:p>
          </table:table-cell>
          <table:table-cell table:formula="of:=(([.V10]-[.X10])/2)+[.X10]" office:value-type="float" office:value="59.25" calcext:value-type="float">
            <text:p>59.25</text:p>
          </table:table-cell>
          <table:table-cell table:formula="of:=(([.W10]-[.Y10])/2)+[.Y10]" office:value-type="float" office:value="-14.75" calcext:value-type="float">
            <text:p>-14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  <table:table-cell table:formula="of:=[.AF10]-[.AH10]" office:value-type="float" office:value="-1.6" calcext:value-type="float">
            <text:p>-1.6</text:p>
          </table:table-cell>
          <table:table-cell table:formula="of:=[.AG10]-[.AI10]" office:value-type="float" office:value="20.2" calcext:value-type="float">
            <text:p>20.2</text:p>
          </table:table-cell>
          <table:table-cell table:formula="of:=(([.AF10]-[.AH10])/2)+[.AH10]" office:value-type="float" office:value="25.6" calcext:value-type="float">
            <text:p>25.6</text:p>
          </table:table-cell>
          <table:table-cell table:formula="of:=(([.AG10]-[.AI10])/2)+[.AI10]" office:value-type="float" office:value="15.4" calcext:value-type="float">
            <text:p>15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  <table:table-cell table:formula="of:=[.AP10]-[.AR10]" office:value-type="float" office:value="-3.8" calcext:value-type="float">
            <text:p>-3.8</text:p>
          </table:table-cell>
          <table:table-cell table:formula="of:=[.AQ10]-[.AS10]" office:value-type="float" office:value="-20.5" calcext:value-type="float">
            <text:p>-20.5</text:p>
          </table:table-cell>
          <table:table-cell table:formula="of:=(([.AP10]-[.AR10])/2)+[.AR10]" office:value-type="float" office:value="24.2" calcext:value-type="float">
            <text:p>24.2</text:p>
          </table:table-cell>
          <table:table-cell table:formula="of:=(([.AQ10]-[.AS10])/2)+[.AS10]" office:value-type="float" office:value="-16.15" calcext:value-type="float">
            <text:p>-16.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  <table:table-cell table:formula="of:=[.B11]-[.D11]" office:value-type="float" office:value="20.3" calcext:value-type="float">
            <text:p>20.3</text:p>
          </table:table-cell>
          <table:table-cell table:formula="of:=[.C11]-[.E11]" office:value-type="float" office:value="-2" calcext:value-type="float">
            <text:p>-2</text:p>
          </table:table-cell>
          <table:table-cell table:formula="of:=(([.B11]-[.D11])/2)+[.D11]" office:value-type="float" office:value="64.1" calcext:value-type="float">
            <text:p>64.1</text:p>
          </table:table-cell>
          <table:table-cell table:formula="of:=(([.C11]-[.E11])/2)+[.E11]" office:value-type="float" office:value="-3.3" calcext:value-type="float">
            <text:p>-3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  <table:table-cell table:formula="of:=[.L11]-[.N11]" office:value-type="float" office:value="18.25" calcext:value-type="float">
            <text:p>18.25</text:p>
          </table:table-cell>
          <table:table-cell table:formula="of:=[.M11]-[.O11]" office:value-type="float" office:value="9.5" calcext:value-type="float">
            <text:p>9.5</text:p>
          </table:table-cell>
          <table:table-cell table:formula="of:=(([.L11]-[.N11])/2)+[.N11]" office:value-type="float" office:value="59.725" calcext:value-type="float">
            <text:p>59.725</text:p>
          </table:table-cell>
          <table:table-cell table:formula="of:=(([.M11]-[.O11])/2)+[.O11]" office:value-type="float" office:value="11.75" calcext:value-type="float">
            <text:p>11.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  <table:table-cell table:formula="of:=[.V11]-[.X11]" office:value-type="float" office:value="17.8" calcext:value-type="float">
            <text:p>17.8</text:p>
          </table:table-cell>
          <table:table-cell table:formula="of:=[.W11]-[.Y11]" office:value-type="float" office:value="-11.4" calcext:value-type="float">
            <text:p>-11.4</text:p>
          </table:table-cell>
          <table:table-cell table:formula="of:=(([.V11]-[.X11])/2)+[.X11]" office:value-type="float" office:value="59.25" calcext:value-type="float">
            <text:p>59.25</text:p>
          </table:table-cell>
          <table:table-cell table:formula="of:=(([.W11]-[.Y11])/2)+[.Y11]" office:value-type="float" office:value="-14.4" calcext:value-type="float">
            <text:p>-14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table:formula="of:=[.AF11]-[.AH11]" office:value-type="float" office:value="-1.6" calcext:value-type="float">
            <text:p>-1.6</text:p>
          </table:table-cell>
          <table:table-cell table:formula="of:=[.AG11]-[.AI11]" office:value-type="float" office:value="20.3" calcext:value-type="float">
            <text:p>20.3</text:p>
          </table:table-cell>
          <table:table-cell table:formula="of:=(([.AF11]-[.AH11])/2)+[.AH11]" office:value-type="float" office:value="25.2" calcext:value-type="float">
            <text:p>25.2</text:p>
          </table:table-cell>
          <table:table-cell table:formula="of:=(([.AG11]-[.AI11])/2)+[.AI11]" office:value-type="float" office:value="15.65" calcext:value-type="float">
            <text:p>15.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  <table:table-cell table:formula="of:=[.AP11]-[.AR11]" office:value-type="float" office:value="-2.6" calcext:value-type="float">
            <text:p>-2.6</text:p>
          </table:table-cell>
          <table:table-cell table:formula="of:=[.AQ11]-[.AS11]" office:value-type="float" office:value="-20.6" calcext:value-type="float">
            <text:p>-20.6</text:p>
          </table:table-cell>
          <table:table-cell table:formula="of:=(([.AP11]-[.AR11])/2)+[.AR11]" office:value-type="float" office:value="24.8" calcext:value-type="float">
            <text:p>24.8</text:p>
          </table:table-cell>
          <table:table-cell table:formula="of:=(([.AQ11]-[.AS11])/2)+[.AS11]" office:value-type="float" office:value="-15.7" calcext:value-type="float">
            <text:p>-15.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  <table:table-cell table:formula="of:=[.B12]-[.D12]" office:value-type="float" office:value="20.35" calcext:value-type="float">
            <text:p>20.35</text:p>
          </table:table-cell>
          <table:table-cell table:formula="of:=[.C12]-[.E12]" office:value-type="float" office:value="-1.2" calcext:value-type="float">
            <text:p>-1.2</text:p>
          </table:table-cell>
          <table:table-cell table:formula="of:=(([.B12]-[.D12])/2)+[.D12]" office:value-type="float" office:value="63.925" calcext:value-type="float">
            <text:p>63.925</text:p>
          </table:table-cell>
          <table:table-cell table:formula="of:=(([.C12]-[.E12])/2)+[.E12]" office:value-type="float" office:value="-1.4" calcext:value-type="float">
            <text:p>-1.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  <table:table-cell table:formula="of:=[.L12]-[.N12]" office:value-type="float" office:value="18.2" calcext:value-type="float">
            <text:p>18.2</text:p>
          </table:table-cell>
          <table:table-cell table:formula="of:=[.M12]-[.O12]" office:value-type="float" office:value="9.75" calcext:value-type="float">
            <text:p>9.75</text:p>
          </table:table-cell>
          <table:table-cell table:formula="of:=(([.L12]-[.N12])/2)+[.N12]" office:value-type="float" office:value="59.4" calcext:value-type="float">
            <text:p>59.4</text:p>
          </table:table-cell>
          <table:table-cell table:formula="of:=(([.M12]-[.O12])/2)+[.O12]" office:value-type="float" office:value="12.075" calcext:value-type="float">
            <text:p>12.0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  <table:table-cell table:formula="of:=[.V12]-[.X12]" office:value-type="float" office:value="17.8" calcext:value-type="float">
            <text:p>17.8</text:p>
          </table:table-cell>
          <table:table-cell table:formula="of:=[.W12]-[.Y12]" office:value-type="float" office:value="-11.6" calcext:value-type="float">
            <text:p>-11.6</text:p>
          </table:table-cell>
          <table:table-cell table:formula="of:=(([.V12]-[.X12])/2)+[.X12]" office:value-type="float" office:value="59.3" calcext:value-type="float">
            <text:p>59.3</text:p>
          </table:table-cell>
          <table:table-cell table:formula="of:=(([.W12]-[.Y12])/2)+[.Y12]" office:value-type="float" office:value="-15.2" calcext:value-type="float">
            <text:p>-15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formula="of:=[.AF12]-[.AH12]" office:value-type="float" office:value="-1.8" calcext:value-type="float">
            <text:p>-1.8</text:p>
          </table:table-cell>
          <table:table-cell table:formula="of:=[.AG12]-[.AI12]" office:value-type="float" office:value="20.3" calcext:value-type="float">
            <text:p>20.3</text:p>
          </table:table-cell>
          <table:table-cell table:formula="of:=(([.AF12]-[.AH12])/2)+[.AH12]" office:value-type="float" office:value="25.5" calcext:value-type="float">
            <text:p>25.5</text:p>
          </table:table-cell>
          <table:table-cell table:formula="of:=(([.AG12]-[.AI12])/2)+[.AI12]" office:value-type="float" office:value="15.55" calcext:value-type="float">
            <text:p>15.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formula="of:=[.AP12]-[.AR12]" office:value-type="float" office:value="-2.6" calcext:value-type="float">
            <text:p>-2.6</text:p>
          </table:table-cell>
          <table:table-cell table:formula="of:=[.AQ12]-[.AS12]" office:value-type="float" office:value="-20.5" calcext:value-type="float">
            <text:p>-20.5</text:p>
          </table:table-cell>
          <table:table-cell table:formula="of:=(([.AP12]-[.AR12])/2)+[.AR12]" office:value-type="float" office:value="24.6" calcext:value-type="float">
            <text:p>24.6</text:p>
          </table:table-cell>
          <table:table-cell table:formula="of:=(([.AQ12]-[.AS12])/2)+[.AS12]" office:value-type="float" office:value="-16.15" calcext:value-type="float">
            <text:p>-16.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  <table:table-cell table:formula="of:=[.B13]-[.D13]" office:value-type="float" office:value="20.3" calcext:value-type="float">
            <text:p>20.3</text:p>
          </table:table-cell>
          <table:table-cell table:formula="of:=[.C13]-[.E13]" office:value-type="float" office:value="-1.2" calcext:value-type="float">
            <text:p>-1.2</text:p>
          </table:table-cell>
          <table:table-cell table:formula="of:=(([.B13]-[.D13])/2)+[.D13]" office:value-type="float" office:value="64.25" calcext:value-type="float">
            <text:p>64.25</text:p>
          </table:table-cell>
          <table:table-cell table:formula="of:=(([.C13]-[.E13])/2)+[.E13]" office:value-type="float" office:value="-1.3" calcext:value-type="float">
            <text:p>-1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  <table:table-cell table:formula="of:=[.L13]-[.N13]" office:value-type="float" office:value="17.9" calcext:value-type="float">
            <text:p>17.9</text:p>
          </table:table-cell>
          <table:table-cell table:formula="of:=[.M13]-[.O13]" office:value-type="float" office:value="10.1" calcext:value-type="float">
            <text:p>10.1</text:p>
          </table:table-cell>
          <table:table-cell table:formula="of:=(([.L13]-[.N13])/2)+[.N13]" office:value-type="float" office:value="59.45" calcext:value-type="float">
            <text:p>59.45</text:p>
          </table:table-cell>
          <table:table-cell table:formula="of:=(([.M13]-[.O13])/2)+[.O13]" office:value-type="float" office:value="12.75" calcext:value-type="float">
            <text:p>12.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  <table:table-cell table:formula="of:=[.V13]-[.X13]" office:value-type="float" office:value="17.59" calcext:value-type="float">
            <text:p>17.59</text:p>
          </table:table-cell>
          <table:table-cell table:formula="of:=[.W13]-[.Y13]" office:value-type="float" office:value="-11.6" calcext:value-type="float">
            <text:p>-11.6</text:p>
          </table:table-cell>
          <table:table-cell table:formula="of:=(([.V13]-[.X13])/2)+[.X13]" office:value-type="float" office:value="59.295" calcext:value-type="float">
            <text:p>59.295</text:p>
          </table:table-cell>
          <table:table-cell table:formula="of:=(([.W13]-[.Y13])/2)+[.Y13]" office:value-type="float" office:value="-15.1" calcext:value-type="float">
            <text:p>-15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  <table:table-cell table:formula="of:=[.AF13]-[.AH13]" office:value-type="float" office:value="-2.6" calcext:value-type="float">
            <text:p>-2.6</text:p>
          </table:table-cell>
          <table:table-cell table:formula="of:=[.AG13]-[.AI13]" office:value-type="float" office:value="20.2" calcext:value-type="float">
            <text:p>20.2</text:p>
          </table:table-cell>
          <table:table-cell table:formula="of:=(([.AF13]-[.AH13])/2)+[.AH13]" office:value-type="float" office:value="24.9" calcext:value-type="float">
            <text:p>24.9</text:p>
          </table:table-cell>
          <table:table-cell table:formula="of:=(([.AG13]-[.AI13])/2)+[.AI13]" office:value-type="float" office:value="16.5" calcext:value-type="float">
            <text:p>16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  <table:table-cell table:formula="of:=[.AP13]-[.AR13]" office:value-type="float" office:value="-2.9" calcext:value-type="float">
            <text:p>-2.9</text:p>
          </table:table-cell>
          <table:table-cell table:formula="of:=[.AQ13]-[.AS13]" office:value-type="float" office:value="-20.6" calcext:value-type="float">
            <text:p>-20.6</text:p>
          </table:table-cell>
          <table:table-cell table:formula="of:=(([.AP13]-[.AR13])/2)+[.AR13]" office:value-type="float" office:value="24.45" calcext:value-type="float">
            <text:p>24.45</text:p>
          </table:table-cell>
          <table:table-cell table:formula="of:=(([.AQ13]-[.AS13])/2)+[.AS13]" office:value-type="float" office:value="-16.4" calcext:value-type="float">
            <text:p>-16.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  <table:table-cell table:formula="of:=[.B14]-[.D14]" office:value-type="float" office:value="20.3" calcext:value-type="float">
            <text:p>20.3</text:p>
          </table:table-cell>
          <table:table-cell table:formula="of:=[.C14]-[.E14]" office:value-type="float" office:value="-1.5" calcext:value-type="float">
            <text:p>-1.5</text:p>
          </table:table-cell>
          <table:table-cell table:formula="of:=(([.B14]-[.D14])/2)+[.D14]" office:value-type="float" office:value="64" calcext:value-type="float">
            <text:p>64</text:p>
          </table:table-cell>
          <table:table-cell table:formula="of:=(([.C14]-[.E14])/2)+[.E14]" office:value-type="float" office:value="-2.5" calcext:value-type="float">
            <text:p>-2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  <table:table-cell table:formula="of:=[.L14]-[.N14]" office:value-type="float" office:value="18" calcext:value-type="float">
            <text:p>18</text:p>
          </table:table-cell>
          <table:table-cell table:formula="of:=[.M14]-[.O14]" office:value-type="float" office:value="9.7" calcext:value-type="float">
            <text:p>9.7</text:p>
          </table:table-cell>
          <table:table-cell table:formula="of:=(([.L14]-[.N14])/2)+[.N14]" office:value-type="float" office:value="59.6" calcext:value-type="float">
            <text:p>59.6</text:p>
          </table:table-cell>
          <table:table-cell table:formula="of:=(([.M14]-[.O14])/2)+[.O14]" office:value-type="float" office:value="12.25" calcext:value-type="float">
            <text:p>12.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 table:formula="of:=[.V14]-[.X14]" office:value-type="float" office:value="17.8" calcext:value-type="float">
            <text:p>17.8</text:p>
          </table:table-cell>
          <table:table-cell table:formula="of:=[.W14]-[.Y14]" office:value-type="float" office:value="-11.5" calcext:value-type="float">
            <text:p>-11.5</text:p>
          </table:table-cell>
          <table:table-cell table:formula="of:=(([.V14]-[.X14])/2)+[.X14]" office:value-type="float" office:value="59.3" calcext:value-type="float">
            <text:p>59.3</text:p>
          </table:table-cell>
          <table:table-cell table:formula="of:=(([.W14]-[.Y14])/2)+[.Y14]" office:value-type="float" office:value="-15.05" calcext:value-type="float">
            <text:p>-15.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F14]-[.AH14]" office:value-type="float" office:value="-1.4" calcext:value-type="float">
            <text:p>-1.4</text:p>
          </table:table-cell>
          <table:table-cell table:formula="of:=[.AG14]-[.AI14]" office:value-type="float" office:value="20.4" calcext:value-type="float">
            <text:p>20.4</text:p>
          </table:table-cell>
          <table:table-cell table:formula="of:=(([.AF14]-[.AH14])/2)+[.AH14]" office:value-type="float" office:value="25.4" calcext:value-type="float">
            <text:p>25.4</text:p>
          </table:table-cell>
          <table:table-cell table:formula="of:=(([.AG14]-[.AI14])/2)+[.AI14]" office:value-type="float" office:value="15.6" calcext:value-type="float">
            <text:p>15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  <table:table-cell table:formula="of:=[.AP14]-[.AR14]" office:value-type="float" office:value="-2.3" calcext:value-type="float">
            <text:p>-2.3</text:p>
          </table:table-cell>
          <table:table-cell table:formula="of:=[.AQ14]-[.AS14]" office:value-type="float" office:value="-20.4" calcext:value-type="float">
            <text:p>-20.4</text:p>
          </table:table-cell>
          <table:table-cell table:formula="of:=(([.AP14]-[.AR14])/2)+[.AR14]" office:value-type="float" office:value="25.05" calcext:value-type="float">
            <text:p>25.05</text:p>
          </table:table-cell>
          <table:table-cell table:formula="of:=(([.AQ14]-[.AS14])/2)+[.AS14]" office:value-type="float" office:value="-15.4" calcext:value-type="float">
            <text:p>-15.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  <table:table-cell table:formula="of:=[.B15]-[.D15]" office:value-type="float" office:value="20.35" calcext:value-type="float">
            <text:p>20.35</text:p>
          </table:table-cell>
          <table:table-cell table:formula="of:=[.C15]-[.E15]" office:value-type="float" office:value="-1.45" calcext:value-type="float">
            <text:p>-1.45</text:p>
          </table:table-cell>
          <table:table-cell table:formula="of:=(([.B15]-[.D15])/2)+[.D15]" office:value-type="float" office:value="64.375" calcext:value-type="float">
            <text:p>64.375</text:p>
          </table:table-cell>
          <table:table-cell table:formula="of:=(([.C15]-[.E15])/2)+[.E15]" office:value-type="float" office:value="-1.825" calcext:value-type="float">
            <text:p>-1.8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  <table:table-cell table:formula="of:=[.L15]-[.N15]" office:value-type="float" office:value="18.1" calcext:value-type="float">
            <text:p>18.1</text:p>
          </table:table-cell>
          <table:table-cell table:formula="of:=[.M15]-[.O15]" office:value-type="float" office:value="9.5" calcext:value-type="float">
            <text:p>9.5</text:p>
          </table:table-cell>
          <table:table-cell table:formula="of:=(([.L15]-[.N15])/2)+[.N15]" office:value-type="float" office:value="59.75" calcext:value-type="float">
            <text:p>59.75</text:p>
          </table:table-cell>
          <table:table-cell table:formula="of:=(([.M15]-[.O15])/2)+[.O15]" office:value-type="float" office:value="11.5" calcext:value-type="float">
            <text:p>11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  <table:table-cell table:formula="of:=[.V15]-[.X15]" office:value-type="float" office:value="16.3" calcext:value-type="float">
            <text:p>16.3</text:p>
          </table:table-cell>
          <table:table-cell table:formula="of:=[.W15]-[.Y15]" office:value-type="float" office:value="-11.6" calcext:value-type="float">
            <text:p>-11.6</text:p>
          </table:table-cell>
          <table:table-cell table:formula="of:=(([.V15]-[.X15])/2)+[.X15]" office:value-type="float" office:value="59.05" calcext:value-type="float">
            <text:p>59.05</text:p>
          </table:table-cell>
          <table:table-cell table:formula="of:=(([.W15]-[.Y15])/2)+[.Y15]" office:value-type="float" office:value="-14.6" calcext:value-type="float">
            <text:p>-14.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  <table:table-cell table:formula="of:=[.AF15]-[.AH15]" office:value-type="float" office:value="-1.7" calcext:value-type="float">
            <text:p>-1.7</text:p>
          </table:table-cell>
          <table:table-cell table:formula="of:=[.AG15]-[.AI15]" office:value-type="float" office:value="20.2" calcext:value-type="float">
            <text:p>20.2</text:p>
          </table:table-cell>
          <table:table-cell table:formula="of:=(([.AF15]-[.AH15])/2)+[.AH15]" office:value-type="float" office:value="25.55" calcext:value-type="float">
            <text:p>25.55</text:p>
          </table:table-cell>
          <table:table-cell table:formula="of:=(([.AG15]-[.AI15])/2)+[.AI15]" office:value-type="float" office:value="15.5" calcext:value-type="float">
            <text:p>15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  <table:table-cell table:formula="of:=[.AP15]-[.AR15]" office:value-type="float" office:value="-3.5" calcext:value-type="float">
            <text:p>-3.5</text:p>
          </table:table-cell>
          <table:table-cell table:formula="of:=[.AQ15]-[.AS15]" office:value-type="float" office:value="-20.3" calcext:value-type="float">
            <text:p>-20.3</text:p>
          </table:table-cell>
          <table:table-cell table:formula="of:=(([.AP15]-[.AR15])/2)+[.AR15]" office:value-type="float" office:value="24.35" calcext:value-type="float">
            <text:p>24.35</text:p>
          </table:table-cell>
          <table:table-cell table:formula="of:=(([.AQ15]-[.AS15])/2)+[.AS15]" office:value-type="float" office:value="-16.55" calcext:value-type="float">
            <text:p>-16.5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  <table:table-cell table:formula="of:=[.B16]-[.D16]" office:value-type="float" office:value="20.3" calcext:value-type="float">
            <text:p>20.3</text:p>
          </table:table-cell>
          <table:table-cell table:formula="of:=[.C16]-[.E16]" office:value-type="float" office:value="-1.65" calcext:value-type="float">
            <text:p>-1.65</text:p>
          </table:table-cell>
          <table:table-cell table:formula="of:=(([.B16]-[.D16])/2)+[.D16]" office:value-type="float" office:value="64" calcext:value-type="float">
            <text:p>64</text:p>
          </table:table-cell>
          <table:table-cell table:formula="of:=(([.C16]-[.E16])/2)+[.E16]" office:value-type="float" office:value="-2.875" calcext:value-type="float">
            <text:p>-2.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  <table:table-cell table:formula="of:=[.L16]-[.N16]" office:value-type="float" office:value="17.7" calcext:value-type="float">
            <text:p>17.7</text:p>
          </table:table-cell>
          <table:table-cell table:formula="of:=[.M16]-[.O16]" office:value-type="float" office:value="9.5" calcext:value-type="float">
            <text:p>9.5</text:p>
          </table:table-cell>
          <table:table-cell table:formula="of:=(([.L16]-[.N16])/2)+[.N16]" office:value-type="float" office:value="59.35" calcext:value-type="float">
            <text:p>59.35</text:p>
          </table:table-cell>
          <table:table-cell table:formula="of:=(([.M16]-[.O16])/2)+[.O16]" office:value-type="float" office:value="12.55" calcext:value-type="float">
            <text:p>12.5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  <table:table-cell table:formula="of:=[.V16]-[.X16]" office:value-type="float" office:value="17" calcext:value-type="float">
            <text:p>17</text:p>
          </table:table-cell>
          <table:table-cell table:formula="of:=[.W16]-[.Y16]" office:value-type="float" office:value="-11.3" calcext:value-type="float">
            <text:p>-11.3</text:p>
          </table:table-cell>
          <table:table-cell table:formula="of:=(([.V16]-[.X16])/2)+[.X16]" office:value-type="float" office:value="59" calcext:value-type="float">
            <text:p>59</text:p>
          </table:table-cell>
          <table:table-cell table:formula="of:=(([.W16]-[.Y16])/2)+[.Y16]" office:value-type="float" office:value="-14.15" calcext:value-type="float">
            <text:p>-14.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  <table:table-cell table:formula="of:=[.AF16]-[.AH16]" office:value-type="float" office:value="-1.2" calcext:value-type="float">
            <text:p>-1.2</text:p>
          </table:table-cell>
          <table:table-cell table:formula="of:=[.AG16]-[.AI16]" office:value-type="float" office:value="20.1" calcext:value-type="float">
            <text:p>20.1</text:p>
          </table:table-cell>
          <table:table-cell table:formula="of:=(([.AF16]-[.AH16])/2)+[.AH16]" office:value-type="float" office:value="25.5" calcext:value-type="float">
            <text:p>25.5</text:p>
          </table:table-cell>
          <table:table-cell table:formula="of:=(([.AG16]-[.AI16])/2)+[.AI16]" office:value-type="float" office:value="15.35" calcext:value-type="float">
            <text:p>15.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  <table:table-cell table:formula="of:=[.AP16]-[.AR16]" office:value-type="float" office:value="-3.4" calcext:value-type="float">
            <text:p>-3.4</text:p>
          </table:table-cell>
          <table:table-cell table:formula="of:=[.AQ16]-[.AS16]" office:value-type="float" office:value="-20.6" calcext:value-type="float">
            <text:p>-20.6</text:p>
          </table:table-cell>
          <table:table-cell table:formula="of:=(([.AP16]-[.AR16])/2)+[.AR16]" office:value-type="float" office:value="24.5" calcext:value-type="float">
            <text:p>24.5</text:p>
          </table:table-cell>
          <table:table-cell table:formula="of:=(([.AQ16]-[.AS16])/2)+[.AS16]" office:value-type="float" office:value="-16.3" calcext:value-type="float">
            <text:p>-16.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  <table:table-cell table:formula="of:=[.B17]-[.D17]" office:value-type="float" office:value="20.4" calcext:value-type="float">
            <text:p>20.4</text:p>
          </table:table-cell>
          <table:table-cell table:formula="of:=[.C17]-[.E17]" office:value-type="float" office:value="-1.65" calcext:value-type="float">
            <text:p>-1.65</text:p>
          </table:table-cell>
          <table:table-cell table:formula="of:=(([.B17]-[.D17])/2)+[.D17]" office:value-type="float" office:value="63.95" calcext:value-type="float">
            <text:p>63.95</text:p>
          </table:table-cell>
          <table:table-cell table:formula="of:=(([.C17]-[.E17])/2)+[.E17]" office:value-type="float" office:value="-2.675" calcext:value-type="float">
            <text:p>-2.6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  <table:table-cell table:formula="of:=[.L17]-[.N17]" office:value-type="float" office:value="18.2" calcext:value-type="float">
            <text:p>18.2</text:p>
          </table:table-cell>
          <table:table-cell table:formula="of:=[.M17]-[.O17]" office:value-type="float" office:value="8.9" calcext:value-type="float">
            <text:p>8.9</text:p>
          </table:table-cell>
          <table:table-cell table:formula="of:=(([.L17]-[.N17])/2)+[.N17]" office:value-type="float" office:value="59.7" calcext:value-type="float">
            <text:p>59.7</text:p>
          </table:table-cell>
          <table:table-cell table:formula="of:=(([.M17]-[.O17])/2)+[.O17]" office:value-type="float" office:value="11.35" calcext:value-type="float">
            <text:p>11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  <table:table-cell table:formula="of:=[.V17]-[.X17]" office:value-type="float" office:value="16.8" calcext:value-type="float">
            <text:p>16.8</text:p>
          </table:table-cell>
          <table:table-cell table:formula="of:=[.W17]-[.Y17]" office:value-type="float" office:value="-11.3" calcext:value-type="float">
            <text:p>-11.3</text:p>
          </table:table-cell>
          <table:table-cell table:formula="of:=(([.V17]-[.X17])/2)+[.X17]" office:value-type="float" office:value="58.8" calcext:value-type="float">
            <text:p>58.8</text:p>
          </table:table-cell>
          <table:table-cell table:formula="of:=(([.W17]-[.Y17])/2)+[.Y17]" office:value-type="float" office:value="-14.85" calcext:value-type="float">
            <text:p>-14.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  <table:table-cell table:formula="of:=[.AF17]-[.AH17]" office:value-type="float" office:value="-1.3" calcext:value-type="float">
            <text:p>-1.3</text:p>
          </table:table-cell>
          <table:table-cell table:formula="of:=[.AG17]-[.AI17]" office:value-type="float" office:value="20.4" calcext:value-type="float">
            <text:p>20.4</text:p>
          </table:table-cell>
          <table:table-cell table:formula="of:=(([.AF17]-[.AH17])/2)+[.AH17]" office:value-type="float" office:value="25.75" calcext:value-type="float">
            <text:p>25.75</text:p>
          </table:table-cell>
          <table:table-cell table:formula="of:=(([.AG17]-[.AI17])/2)+[.AI17]" office:value-type="float" office:value="15.3" calcext:value-type="float">
            <text:p>15.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formula="of:=[.AP17]-[.AR17]" office:value-type="float" office:value="-3" calcext:value-type="float">
            <text:p>-3</text:p>
          </table:table-cell>
          <table:table-cell table:formula="of:=[.AQ17]-[.AS17]" office:value-type="float" office:value="-21" calcext:value-type="float">
            <text:p>-21</text:p>
          </table:table-cell>
          <table:table-cell table:formula="of:=(([.AP17]-[.AR17])/2)+[.AR17]" office:value-type="float" office:value="24.7" calcext:value-type="float">
            <text:p>24.7</text:p>
          </table:table-cell>
          <table:table-cell table:formula="of:=(([.AQ17]-[.AS17])/2)+[.AS17]" office:value-type="float" office:value="-16.4" calcext:value-type="float">
            <text:p>-16.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  <table:table-cell table:formula="of:=[.B18]-[.D18]" office:value-type="float" office:value="20.25" calcext:value-type="float">
            <text:p>20.25</text:p>
          </table:table-cell>
          <table:table-cell table:formula="of:=[.C18]-[.E18]" office:value-type="float" office:value="-1.5" calcext:value-type="float">
            <text:p>-1.5</text:p>
          </table:table-cell>
          <table:table-cell table:formula="of:=(([.B18]-[.D18])/2)+[.D18]" office:value-type="float" office:value="64.125" calcext:value-type="float">
            <text:p>64.125</text:p>
          </table:table-cell>
          <table:table-cell table:formula="of:=(([.C18]-[.E18])/2)+[.E18]" office:value-type="float" office:value="-2.25" calcext:value-type="float">
            <text:p>-2.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  <table:table-cell table:formula="of:=[.L18]-[.N18]" office:value-type="float" office:value="18.05" calcext:value-type="float">
            <text:p>18.05</text:p>
          </table:table-cell>
          <table:table-cell table:formula="of:=[.M18]-[.O18]" office:value-type="float" office:value="9.65" calcext:value-type="float">
            <text:p>9.65</text:p>
          </table:table-cell>
          <table:table-cell table:formula="of:=(([.L18]-[.N18])/2)+[.N18]" office:value-type="float" office:value="59.675" calcext:value-type="float">
            <text:p>59.675</text:p>
          </table:table-cell>
          <table:table-cell table:formula="of:=(([.M18]-[.O18])/2)+[.O18]" office:value-type="float" office:value="11.925" calcext:value-type="float">
            <text:p>11.9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  <table:table-cell table:formula="of:=[.V18]-[.X18]" office:value-type="float" office:value="16.6" calcext:value-type="float">
            <text:p>16.6</text:p>
          </table:table-cell>
          <table:table-cell table:formula="of:=[.W18]-[.Y18]" office:value-type="float" office:value="-11.6" calcext:value-type="float">
            <text:p>-11.6</text:p>
          </table:table-cell>
          <table:table-cell table:formula="of:=(([.V18]-[.X18])/2)+[.X18]" office:value-type="float" office:value="58.7" calcext:value-type="float">
            <text:p>58.7</text:p>
          </table:table-cell>
          <table:table-cell table:formula="of:=(([.W18]-[.Y18])/2)+[.Y18]" office:value-type="float" office:value="-15.6" calcext:value-type="float">
            <text:p>-15.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  <table:table-cell table:formula="of:=[.AF18]-[.AH18]" office:value-type="float" office:value="-1.6" calcext:value-type="float">
            <text:p>-1.6</text:p>
          </table:table-cell>
          <table:table-cell table:formula="of:=[.AG18]-[.AI18]" office:value-type="float" office:value="20.3" calcext:value-type="float">
            <text:p>20.3</text:p>
          </table:table-cell>
          <table:table-cell table:formula="of:=(([.AF18]-[.AH18])/2)+[.AH18]" office:value-type="float" office:value="25.5" calcext:value-type="float">
            <text:p>25.5</text:p>
          </table:table-cell>
          <table:table-cell table:formula="of:=(([.AG18]-[.AI18])/2)+[.AI18]" office:value-type="float" office:value="15.65" calcext:value-type="float">
            <text:p>15.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  <table:table-cell table:formula="of:=[.AP18]-[.AR18]" office:value-type="float" office:value="-3.5" calcext:value-type="float">
            <text:p>-3.5</text:p>
          </table:table-cell>
          <table:table-cell table:formula="of:=[.AQ18]-[.AS18]" office:value-type="float" office:value="-20.4" calcext:value-type="float">
            <text:p>-20.4</text:p>
          </table:table-cell>
          <table:table-cell table:formula="of:=(([.AP18]-[.AR18])/2)+[.AR18]" office:value-type="float" office:value="24.45" calcext:value-type="float">
            <text:p>24.45</text:p>
          </table:table-cell>
          <table:table-cell table:formula="of:=(([.AQ18]-[.AS18])/2)+[.AS18]" office:value-type="float" office:value="-16.6" calcext:value-type="float">
            <text:p>-16.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  <table:table-cell table:formula="of:=[.B19]-[.D19]" office:value-type="float" office:value="20.25" calcext:value-type="float">
            <text:p>20.25</text:p>
          </table:table-cell>
          <table:table-cell table:formula="of:=[.C19]-[.E19]" office:value-type="float" office:value="-1.4" calcext:value-type="float">
            <text:p>-1.4</text:p>
          </table:table-cell>
          <table:table-cell table:formula="of:=(([.B19]-[.D19])/2)+[.D19]" office:value-type="float" office:value="63.875" calcext:value-type="float">
            <text:p>63.875</text:p>
          </table:table-cell>
          <table:table-cell table:formula="of:=(([.C19]-[.E19])/2)+[.E19]" office:value-type="float" office:value="-1.8" calcext:value-type="float">
            <text:p>-1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  <table:table-cell table:formula="of:=[.L19]-[.N19]" office:value-type="float" office:value="17.95" calcext:value-type="float">
            <text:p>17.95</text:p>
          </table:table-cell>
          <table:table-cell table:formula="of:=[.M19]-[.O19]" office:value-type="float" office:value="9.8" calcext:value-type="float">
            <text:p>9.8</text:p>
          </table:table-cell>
          <table:table-cell table:formula="of:=(([.L19]-[.N19])/2)+[.N19]" office:value-type="float" office:value="59.525" calcext:value-type="float">
            <text:p>59.525</text:p>
          </table:table-cell>
          <table:table-cell table:formula="of:=(([.M19]-[.O19])/2)+[.O19]" office:value-type="float" office:value="12.55" calcext:value-type="float">
            <text:p>12.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  <table:table-cell table:formula="of:=[.V19]-[.X19]" office:value-type="float" office:value="16.8" calcext:value-type="float">
            <text:p>16.8</text:p>
          </table:table-cell>
          <table:table-cell table:formula="of:=[.W19]-[.Y19]" office:value-type="float" office:value="-11.2" calcext:value-type="float">
            <text:p>-11.2</text:p>
          </table:table-cell>
          <table:table-cell table:formula="of:=(([.V19]-[.X19])/2)+[.X19]" office:value-type="float" office:value="58.8" calcext:value-type="float">
            <text:p>58.8</text:p>
          </table:table-cell>
          <table:table-cell table:formula="of:=(([.W19]-[.Y19])/2)+[.Y19]" office:value-type="float" office:value="-13.9" calcext:value-type="float">
            <text:p>-13.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  <table:table-cell table:formula="of:=[.AF19]-[.AH19]" office:value-type="float" office:value="-1.5" calcext:value-type="float">
            <text:p>-1.5</text:p>
          </table:table-cell>
          <table:table-cell table:formula="of:=[.AG19]-[.AI19]" office:value-type="float" office:value="20.4" calcext:value-type="float">
            <text:p>20.4</text:p>
          </table:table-cell>
          <table:table-cell table:formula="of:=(([.AF19]-[.AH19])/2)+[.AH19]" office:value-type="float" office:value="25.65" calcext:value-type="float">
            <text:p>25.65</text:p>
          </table:table-cell>
          <table:table-cell table:formula="of:=(([.AG19]-[.AI19])/2)+[.AI19]" office:value-type="float" office:value="15.4" calcext:value-type="float">
            <text:p>15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formula="of:=[.AP19]-[.AR19]" office:value-type="float" office:value="-4" calcext:value-type="float">
            <text:p>-4</text:p>
          </table:table-cell>
          <table:table-cell table:formula="of:=[.AQ19]-[.AS19]" office:value-type="float" office:value="-20.8" calcext:value-type="float">
            <text:p>-20.8</text:p>
          </table:table-cell>
          <table:table-cell table:formula="of:=(([.AP19]-[.AR19])/2)+[.AR19]" office:value-type="float" office:value="24.4" calcext:value-type="float">
            <text:p>24.4</text:p>
          </table:table-cell>
          <table:table-cell table:formula="of:=(([.AQ19]-[.AS19])/2)+[.AS19]" office:value-type="float" office:value="-16.3" calcext:value-type="float">
            <text:p>-16.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  <table:table-cell table:formula="of:=[.B20]-[.D20]" office:value-type="float" office:value="20.3" calcext:value-type="float">
            <text:p>20.3</text:p>
          </table:table-cell>
          <table:table-cell table:formula="of:=[.C20]-[.E20]" office:value-type="float" office:value="-1.3" calcext:value-type="float">
            <text:p>-1.3</text:p>
          </table:table-cell>
          <table:table-cell table:formula="of:=(([.B20]-[.D20])/2)+[.D20]" office:value-type="float" office:value="64.05" calcext:value-type="float">
            <text:p>64.05</text:p>
          </table:table-cell>
          <table:table-cell table:formula="of:=(([.C20]-[.E20])/2)+[.E20]" office:value-type="float" office:value="-1.75" calcext:value-type="float">
            <text:p>-1.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 table:formula="of:=[.L20]-[.N20]" office:value-type="float" office:value="18.2" calcext:value-type="float">
            <text:p>18.2</text:p>
          </table:table-cell>
          <table:table-cell table:formula="of:=[.M20]-[.O20]" office:value-type="float" office:value="9.6" calcext:value-type="float">
            <text:p>9.6</text:p>
          </table:table-cell>
          <table:table-cell table:formula="of:=(([.L20]-[.N20])/2)+[.N20]" office:value-type="float" office:value="59.6" calcext:value-type="float">
            <text:p>59.6</text:p>
          </table:table-cell>
          <table:table-cell table:formula="of:=(([.M20]-[.O20])/2)+[.O20]" office:value-type="float" office:value="11.8" calcext:value-type="float">
            <text:p>1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  <table:table-cell table:formula="of:=[.V20]-[.X20]" office:value-type="float" office:value="17.3" calcext:value-type="float">
            <text:p>17.3</text:p>
          </table:table-cell>
          <table:table-cell table:formula="of:=[.W20]-[.Y20]" office:value-type="float" office:value="-11.3" calcext:value-type="float">
            <text:p>-11.3</text:p>
          </table:table-cell>
          <table:table-cell table:formula="of:=(([.V20]-[.X20])/2)+[.X20]" office:value-type="float" office:value="59.25" calcext:value-type="float">
            <text:p>59.25</text:p>
          </table:table-cell>
          <table:table-cell table:formula="of:=(([.W20]-[.Y20])/2)+[.Y20]" office:value-type="float" office:value="-14.55" calcext:value-type="float">
            <text:p>-14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table:formula="of:=[.AF20]-[.AH20]" office:value-type="float" office:value="-1.6" calcext:value-type="float">
            <text:p>-1.6</text:p>
          </table:table-cell>
          <table:table-cell table:formula="of:=[.AG20]-[.AI20]" office:value-type="float" office:value="20.2" calcext:value-type="float">
            <text:p>20.2</text:p>
          </table:table-cell>
          <table:table-cell table:formula="of:=(([.AF20]-[.AH20])/2)+[.AH20]" office:value-type="float" office:value="25.2" calcext:value-type="float">
            <text:p>25.2</text:p>
          </table:table-cell>
          <table:table-cell table:formula="of:=(([.AG20]-[.AI20])/2)+[.AI20]" office:value-type="float" office:value="15.6" calcext:value-type="float">
            <text:p>15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formula="of:=[.AP20]-[.AR20]" office:value-type="float" office:value="-3.9" calcext:value-type="float">
            <text:p>-3.9</text:p>
          </table:table-cell>
          <table:table-cell table:formula="of:=[.AQ20]-[.AS20]" office:value-type="float" office:value="-20.3" calcext:value-type="float">
            <text:p>-20.3</text:p>
          </table:table-cell>
          <table:table-cell table:formula="of:=(([.AP20]-[.AR20])/2)+[.AR20]" office:value-type="float" office:value="24.15" calcext:value-type="float">
            <text:p>24.15</text:p>
          </table:table-cell>
          <table:table-cell table:formula="of:=(([.AQ20]-[.AS20])/2)+[.AS20]" office:value-type="float" office:value="-16.75" calcext:value-type="float">
            <text:p>-16.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  <table:table-cell table:formula="of:=[.B21]-[.D21]" office:value-type="float" office:value="20.25" calcext:value-type="float">
            <text:p>20.25</text:p>
          </table:table-cell>
          <table:table-cell table:formula="of:=[.C21]-[.E21]" office:value-type="float" office:value="-1.65" calcext:value-type="float">
            <text:p>-1.65</text:p>
          </table:table-cell>
          <table:table-cell table:formula="of:=(([.B21]-[.D21])/2)+[.D21]" office:value-type="float" office:value="64.075" calcext:value-type="float">
            <text:p>64.075</text:p>
          </table:table-cell>
          <table:table-cell table:formula="of:=(([.C21]-[.E21])/2)+[.E21]" office:value-type="float" office:value="-2.575" calcext:value-type="float">
            <text:p>-2.5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  <table:table-cell table:formula="of:=[.L21]-[.N21]" office:value-type="float" office:value="18.1" calcext:value-type="float">
            <text:p>18.1</text:p>
          </table:table-cell>
          <table:table-cell table:formula="of:=[.M21]-[.O21]" office:value-type="float" office:value="9.8" calcext:value-type="float">
            <text:p>9.8</text:p>
          </table:table-cell>
          <table:table-cell table:formula="of:=(([.L21]-[.N21])/2)+[.N21]" office:value-type="float" office:value="59.75" calcext:value-type="float">
            <text:p>59.75</text:p>
          </table:table-cell>
          <table:table-cell table:formula="of:=(([.M21]-[.O21])/2)+[.O21]" office:value-type="float" office:value="12.1" calcext:value-type="float">
            <text:p>12.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  <table:table-cell table:formula="of:=[.V21]-[.X21]" office:value-type="float" office:value="16.9" calcext:value-type="float">
            <text:p>16.9</text:p>
          </table:table-cell>
          <table:table-cell table:formula="of:=[.W21]-[.Y21]" office:value-type="float" office:value="-11.3" calcext:value-type="float">
            <text:p>-11.3</text:p>
          </table:table-cell>
          <table:table-cell table:formula="of:=(([.V21]-[.X21])/2)+[.X21]" office:value-type="float" office:value="59.15" calcext:value-type="float">
            <text:p>59.15</text:p>
          </table:table-cell>
          <table:table-cell table:formula="of:=(([.W21]-[.Y21])/2)+[.Y21]" office:value-type="float" office:value="-14.65" calcext:value-type="float">
            <text:p>-14.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formula="of:=[.AF21]-[.AH21]" office:value-type="float" office:value="-1.9" calcext:value-type="float">
            <text:p>-1.9</text:p>
          </table:table-cell>
          <table:table-cell table:formula="of:=[.AG21]-[.AI21]" office:value-type="float" office:value="19.2" calcext:value-type="float">
            <text:p>19.2</text:p>
          </table:table-cell>
          <table:table-cell table:formula="of:=(([.AF21]-[.AH21])/2)+[.AH21]" office:value-type="float" office:value="25.45" calcext:value-type="float">
            <text:p>25.45</text:p>
          </table:table-cell>
          <table:table-cell table:formula="of:=(([.AG21]-[.AI21])/2)+[.AI21]" office:value-type="float" office:value="15.2" calcext:value-type="float">
            <text:p>15.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  <table:table-cell table:formula="of:=[.AP21]-[.AR21]" office:value-type="float" office:value="-3.6" calcext:value-type="float">
            <text:p>-3.6</text:p>
          </table:table-cell>
          <table:table-cell table:formula="of:=[.AQ21]-[.AS21]" office:value-type="float" office:value="-20.3" calcext:value-type="float">
            <text:p>-20.3</text:p>
          </table:table-cell>
          <table:table-cell table:formula="of:=(([.AP21]-[.AR21])/2)+[.AR21]" office:value-type="float" office:value="24.3" calcext:value-type="float">
            <text:p>24.3</text:p>
          </table:table-cell>
          <table:table-cell table:formula="of:=(([.AQ21]-[.AS21])/2)+[.AS21]" office:value-type="float" office:value="-16.75" calcext:value-type="float">
            <text:p>-16.7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  <table:table-cell table:formula="of:=[.B22]-[.D22]" office:value-type="float" office:value="20.3" calcext:value-type="float">
            <text:p>20.3</text:p>
          </table:table-cell>
          <table:table-cell table:formula="of:=[.C22]-[.E22]" office:value-type="float" office:value="-1.3" calcext:value-type="float">
            <text:p>-1.3</text:p>
          </table:table-cell>
          <table:table-cell table:formula="of:=(([.B22]-[.D22])/2)+[.D22]" office:value-type="float" office:value="64.25" calcext:value-type="float">
            <text:p>64.25</text:p>
          </table:table-cell>
          <table:table-cell table:formula="of:=(([.C22]-[.E22])/2)+[.E22]" office:value-type="float" office:value="-1.65" calcext:value-type="float">
            <text:p>-1.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  <table:table-cell table:formula="of:=[.L22]-[.N22]" office:value-type="float" office:value="18.3" calcext:value-type="float">
            <text:p>18.3</text:p>
          </table:table-cell>
          <table:table-cell table:formula="of:=[.M22]-[.O22]" office:value-type="float" office:value="9.35" calcext:value-type="float">
            <text:p>9.35</text:p>
          </table:table-cell>
          <table:table-cell table:formula="of:=(([.L22]-[.N22])/2)+[.N22]" office:value-type="float" office:value="59.85" calcext:value-type="float">
            <text:p>59.85</text:p>
          </table:table-cell>
          <table:table-cell table:formula="of:=(([.M22]-[.O22])/2)+[.O22]" office:value-type="float" office:value="11.225" calcext:value-type="float">
            <text:p>11.2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 table:formula="of:=[.V22]-[.X22]" office:value-type="float" office:value="16.5" calcext:value-type="float">
            <text:p>16.5</text:p>
          </table:table-cell>
          <table:table-cell table:formula="of:=[.W22]-[.Y22]" office:value-type="float" office:value="-11.6" calcext:value-type="float">
            <text:p>-11.6</text:p>
          </table:table-cell>
          <table:table-cell table:formula="of:=(([.V22]-[.X22])/2)+[.X22]" office:value-type="float" office:value="58.65" calcext:value-type="float">
            <text:p>58.65</text:p>
          </table:table-cell>
          <table:table-cell table:formula="of:=(([.W22]-[.Y22])/2)+[.Y22]" office:value-type="float" office:value="-15.3" calcext:value-type="float">
            <text:p>-15.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  <table:table-cell table:formula="of:=[.AF22]-[.AH22]" office:value-type="float" office:value="-1.5" calcext:value-type="float">
            <text:p>-1.5</text:p>
          </table:table-cell>
          <table:table-cell table:formula="of:=[.AG22]-[.AI22]" office:value-type="float" office:value="20.7" calcext:value-type="float">
            <text:p>20.7</text:p>
          </table:table-cell>
          <table:table-cell table:formula="of:=(([.AF22]-[.AH22])/2)+[.AH22]" office:value-type="float" office:value="25.55" calcext:value-type="float">
            <text:p>25.55</text:p>
          </table:table-cell>
          <table:table-cell table:formula="of:=(([.AG22]-[.AI22])/2)+[.AI22]" office:value-type="float" office:value="15.65" calcext:value-type="float">
            <text:p>15.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formula="of:=[.AP22]-[.AR22]" office:value-type="float" office:value="-3.1" calcext:value-type="float">
            <text:p>-3.1</text:p>
          </table:table-cell>
          <table:table-cell table:formula="of:=[.AQ22]-[.AS22]" office:value-type="float" office:value="-20.5" calcext:value-type="float">
            <text:p>-20.5</text:p>
          </table:table-cell>
          <table:table-cell table:formula="of:=(([.AP22]-[.AR22])/2)+[.AR22]" office:value-type="float" office:value="24.35" calcext:value-type="float">
            <text:p>24.35</text:p>
          </table:table-cell>
          <table:table-cell table:formula="of:=(([.AQ22]-[.AS22])/2)+[.AS22]" office:value-type="float" office:value="-16.15" calcext:value-type="float">
            <text:p>-16.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  <table:table-cell table:formula="of:=[.B23]-[.D23]" office:value-type="float" office:value="20.3" calcext:value-type="float">
            <text:p>20.3</text:p>
          </table:table-cell>
          <table:table-cell table:formula="of:=[.C23]-[.E23]" office:value-type="float" office:value="-1.55" calcext:value-type="float">
            <text:p>-1.55</text:p>
          </table:table-cell>
          <table:table-cell table:formula="of:=(([.B23]-[.D23])/2)+[.D23]" office:value-type="float" office:value="64.2" calcext:value-type="float">
            <text:p>64.2</text:p>
          </table:table-cell>
          <table:table-cell table:formula="of:=(([.C23]-[.E23])/2)+[.E23]" office:value-type="float" office:value="-2.725" calcext:value-type="float">
            <text:p>-2.7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  <table:table-cell table:formula="of:=[.L23]-[.N23]" office:value-type="float" office:value="18.1" calcext:value-type="float">
            <text:p>18.1</text:p>
          </table:table-cell>
          <table:table-cell table:formula="of:=[.M23]-[.O23]" office:value-type="float" office:value="9.6" calcext:value-type="float">
            <text:p>9.6</text:p>
          </table:table-cell>
          <table:table-cell table:formula="of:=(([.L23]-[.N23])/2)+[.N23]" office:value-type="float" office:value="59.55" calcext:value-type="float">
            <text:p>59.55</text:p>
          </table:table-cell>
          <table:table-cell table:formula="of:=(([.M23]-[.O23])/2)+[.O23]" office:value-type="float" office:value="12.2" calcext:value-type="float">
            <text:p>12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  <table:table-cell table:formula="of:=[.V23]-[.X23]" office:value-type="float" office:value="17.8" calcext:value-type="float">
            <text:p>17.8</text:p>
          </table:table-cell>
          <table:table-cell table:formula="of:=[.W23]-[.Y23]" office:value-type="float" office:value="-11.5" calcext:value-type="float">
            <text:p>-11.5</text:p>
          </table:table-cell>
          <table:table-cell table:formula="of:=(([.V23]-[.X23])/2)+[.X23]" office:value-type="float" office:value="59.1" calcext:value-type="float">
            <text:p>59.1</text:p>
          </table:table-cell>
          <table:table-cell table:formula="of:=(([.W23]-[.Y23])/2)+[.Y23]" office:value-type="float" office:value="-14.55" calcext:value-type="float">
            <text:p>-14.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F23]-[.AH23]" office:value-type="float" office:value="-1" calcext:value-type="float">
            <text:p>-1</text:p>
          </table:table-cell>
          <table:table-cell table:formula="of:=[.AG23]-[.AI23]" office:value-type="float" office:value="20.2" calcext:value-type="float">
            <text:p>20.2</text:p>
          </table:table-cell>
          <table:table-cell table:formula="of:=(([.AF23]-[.AH23])/2)+[.AH23]" office:value-type="float" office:value="25.6" calcext:value-type="float">
            <text:p>25.6</text:p>
          </table:table-cell>
          <table:table-cell table:formula="of:=(([.AG23]-[.AI23])/2)+[.AI23]" office:value-type="float" office:value="15.5" calcext:value-type="float">
            <text:p>15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  <table:table-cell table:formula="of:=[.AP23]-[.AR23]" office:value-type="float" office:value="-2.3" calcext:value-type="float">
            <text:p>-2.3</text:p>
          </table:table-cell>
          <table:table-cell table:formula="of:=[.AQ23]-[.AS23]" office:value-type="float" office:value="-20.4" calcext:value-type="float">
            <text:p>-20.4</text:p>
          </table:table-cell>
          <table:table-cell table:formula="of:=(([.AP23]-[.AR23])/2)+[.AR23]" office:value-type="float" office:value="24.65" calcext:value-type="float">
            <text:p>24.65</text:p>
          </table:table-cell>
          <table:table-cell table:formula="of:=(([.AQ23]-[.AS23])/2)+[.AS23]" office:value-type="float" office:value="-15.9" calcext:value-type="float">
            <text:p>-15.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  <table:table-cell table:formula="of:=[.B24]-[.D24]" office:value-type="float" office:value="20.2" calcext:value-type="float">
            <text:p>20.2</text:p>
          </table:table-cell>
          <table:table-cell table:formula="of:=[.C24]-[.E24]" office:value-type="float" office:value="-1.6" calcext:value-type="float">
            <text:p>-1.6</text:p>
          </table:table-cell>
          <table:table-cell table:formula="of:=(([.B24]-[.D24])/2)+[.D24]" office:value-type="float" office:value="64.3" calcext:value-type="float">
            <text:p>64.3</text:p>
          </table:table-cell>
          <table:table-cell table:formula="of:=(([.C24]-[.E24])/2)+[.E24]" office:value-type="float" office:value="-2.9" calcext:value-type="float">
            <text:p>-2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  <table:table-cell table:formula="of:=[.L24]-[.N24]" office:value-type="float" office:value="17.9" calcext:value-type="float">
            <text:p>17.9</text:p>
          </table:table-cell>
          <table:table-cell table:formula="of:=[.M24]-[.O24]" office:value-type="float" office:value="9.7" calcext:value-type="float">
            <text:p>9.7</text:p>
          </table:table-cell>
          <table:table-cell table:formula="of:=(([.L24]-[.N24])/2)+[.N24]" office:value-type="float" office:value="59.45" calcext:value-type="float">
            <text:p>59.45</text:p>
          </table:table-cell>
          <table:table-cell table:formula="of:=(([.M24]-[.O24])/2)+[.O24]" office:value-type="float" office:value="12.75" calcext:value-type="float">
            <text:p>12.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  <table:table-cell table:formula="of:=[.V24]-[.X24]" office:value-type="float" office:value="17.7" calcext:value-type="float">
            <text:p>17.7</text:p>
          </table:table-cell>
          <table:table-cell table:formula="of:=[.W24]-[.Y24]" office:value-type="float" office:value="-11.4" calcext:value-type="float">
            <text:p>-11.4</text:p>
          </table:table-cell>
          <table:table-cell table:formula="of:=(([.V24]-[.X24])/2)+[.X24]" office:value-type="float" office:value="59.25" calcext:value-type="float">
            <text:p>59.25</text:p>
          </table:table-cell>
          <table:table-cell table:formula="of:=(([.W24]-[.Y24])/2)+[.Y24]" office:value-type="float" office:value="-15.2" calcext:value-type="float">
            <text:p>-15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table:formula="of:=[.AF24]-[.AH24]" office:value-type="float" office:value="-1.3" calcext:value-type="float">
            <text:p>-1.3</text:p>
          </table:table-cell>
          <table:table-cell table:formula="of:=[.AG24]-[.AI24]" office:value-type="float" office:value="20.4" calcext:value-type="float">
            <text:p>20.4</text:p>
          </table:table-cell>
          <table:table-cell table:formula="of:=(([.AF24]-[.AH24])/2)+[.AH24]" office:value-type="float" office:value="25.65" calcext:value-type="float">
            <text:p>25.65</text:p>
          </table:table-cell>
          <table:table-cell table:formula="of:=(([.AG24]-[.AI24])/2)+[.AI24]" office:value-type="float" office:value="15.9" calcext:value-type="float">
            <text:p>15.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  <table:table-cell table:formula="of:=[.AP24]-[.AR24]" office:value-type="float" office:value="-3" calcext:value-type="float">
            <text:p>-3</text:p>
          </table:table-cell>
          <table:table-cell table:formula="of:=[.AQ24]-[.AS24]" office:value-type="float" office:value="-20.4" calcext:value-type="float">
            <text:p>-20.4</text:p>
          </table:table-cell>
          <table:table-cell table:formula="of:=(([.AP24]-[.AR24])/2)+[.AR24]" office:value-type="float" office:value="24.5" calcext:value-type="float">
            <text:p>24.5</text:p>
          </table:table-cell>
          <table:table-cell table:formula="of:=(([.AQ24]-[.AS24])/2)+[.AS24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  <table:table-cell table:formula="of:=[.B25]-[.D25]" office:value-type="float" office:value="20.25" calcext:value-type="float">
            <text:p>20.25</text:p>
          </table:table-cell>
          <table:table-cell table:formula="of:=[.C25]-[.E25]" office:value-type="float" office:value="-1.4" calcext:value-type="float">
            <text:p>-1.4</text:p>
          </table:table-cell>
          <table:table-cell table:formula="of:=(([.B25]-[.D25])/2)+[.D25]" office:value-type="float" office:value="63.975" calcext:value-type="float">
            <text:p>63.975</text:p>
          </table:table-cell>
          <table:table-cell table:formula="of:=(([.C25]-[.E25])/2)+[.E25]" office:value-type="float" office:value="-2.6" calcext:value-type="float">
            <text:p>-2.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  <table:table-cell table:formula="of:=[.L25]-[.N25]" office:value-type="float" office:value="18.05" calcext:value-type="float">
            <text:p>18.05</text:p>
          </table:table-cell>
          <table:table-cell table:formula="of:=[.M25]-[.O25]" office:value-type="float" office:value="9.6" calcext:value-type="float">
            <text:p>9.6</text:p>
          </table:table-cell>
          <table:table-cell table:formula="of:=(([.L25]-[.N25])/2)+[.N25]" office:value-type="float" office:value="59.625" calcext:value-type="float">
            <text:p>59.625</text:p>
          </table:table-cell>
          <table:table-cell table:formula="of:=(([.M25]-[.O25])/2)+[.O25]" office:value-type="float" office:value="11.85" calcext:value-type="float">
            <text:p>11.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  <table:table-cell table:formula="of:=[.V25]-[.X25]" office:value-type="float" office:value="17.8" calcext:value-type="float">
            <text:p>17.8</text:p>
          </table:table-cell>
          <table:table-cell table:formula="of:=[.W25]-[.Y25]" office:value-type="float" office:value="-11.6" calcext:value-type="float">
            <text:p>-11.6</text:p>
          </table:table-cell>
          <table:table-cell table:formula="of:=(([.V25]-[.X25])/2)+[.X25]" office:value-type="float" office:value="59.3" calcext:value-type="float">
            <text:p>59.3</text:p>
          </table:table-cell>
          <table:table-cell table:formula="of:=(([.W25]-[.Y25])/2)+[.Y25]" office:value-type="float" office:value="-14.7" calcext:value-type="float">
            <text:p>-14.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  <table:table-cell table:formula="of:=[.AF25]-[.AH25]" office:value-type="float" office:value="-1.1" calcext:value-type="float">
            <text:p>-1.1</text:p>
          </table:table-cell>
          <table:table-cell table:formula="of:=[.AG25]-[.AI25]" office:value-type="float" office:value="20.2" calcext:value-type="float">
            <text:p>20.2</text:p>
          </table:table-cell>
          <table:table-cell table:formula="of:=(([.AF25]-[.AH25])/2)+[.AH25]" office:value-type="float" office:value="25.65" calcext:value-type="float">
            <text:p>25.65</text:p>
          </table:table-cell>
          <table:table-cell table:formula="of:=(([.AG25]-[.AI25])/2)+[.AI25]" office:value-type="float" office:value="15.2" calcext:value-type="float">
            <text:p>15.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  <table:table-cell table:formula="of:=[.AP25]-[.AR25]" office:value-type="float" office:value="-3.2" calcext:value-type="float">
            <text:p>-3.2</text:p>
          </table:table-cell>
          <table:table-cell table:formula="of:=[.AQ25]-[.AS25]" office:value-type="float" office:value="-20.3" calcext:value-type="float">
            <text:p>-20.3</text:p>
          </table:table-cell>
          <table:table-cell table:formula="of:=(([.AP25]-[.AR25])/2)+[.AR25]" office:value-type="float" office:value="24.4" calcext:value-type="float">
            <text:p>24.4</text:p>
          </table:table-cell>
          <table:table-cell table:formula="of:=(([.AQ25]-[.AS25])/2)+[.AS25]" office:value-type="float" office:value="-16.15" calcext:value-type="float">
            <text:p>-16.1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  <table:table-cell table:formula="of:=[.B26]-[.D26]" office:value-type="float" office:value="20.35" calcext:value-type="float">
            <text:p>20.35</text:p>
          </table:table-cell>
          <table:table-cell table:formula="of:=[.C26]-[.E26]" office:value-type="float" office:value="-1.7" calcext:value-type="float">
            <text:p>-1.7</text:p>
          </table:table-cell>
          <table:table-cell table:formula="of:=(([.B26]-[.D26])/2)+[.D26]" office:value-type="float" office:value="64.375" calcext:value-type="float">
            <text:p>64.375</text:p>
          </table:table-cell>
          <table:table-cell table:formula="of:=(([.C26]-[.E26])/2)+[.E26]" office:value-type="float" office:value="-2.8" calcext:value-type="float">
            <text:p>-2.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  <table:table-cell table:formula="of:=[.L26]-[.N26]" office:value-type="float" office:value="18" calcext:value-type="float">
            <text:p>18</text:p>
          </table:table-cell>
          <table:table-cell table:formula="of:=[.M26]-[.O26]" office:value-type="float" office:value="9.8" calcext:value-type="float">
            <text:p>9.8</text:p>
          </table:table-cell>
          <table:table-cell table:formula="of:=(([.L26]-[.N26])/2)+[.N26]" office:value-type="float" office:value="59.8" calcext:value-type="float">
            <text:p>59.8</text:p>
          </table:table-cell>
          <table:table-cell table:formula="of:=(([.M26]-[.O26])/2)+[.O26]" office:value-type="float" office:value="11.9" calcext:value-type="float">
            <text:p>11.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  <table:table-cell table:formula="of:=[.V26]-[.X26]" office:value-type="float" office:value="17.5" calcext:value-type="float">
            <text:p>17.5</text:p>
          </table:table-cell>
          <table:table-cell table:formula="of:=[.W26]-[.Y26]" office:value-type="float" office:value="-12" calcext:value-type="float">
            <text:p>-12</text:p>
          </table:table-cell>
          <table:table-cell table:formula="of:=(([.V26]-[.X26])/2)+[.X26]" office:value-type="float" office:value="58.95" calcext:value-type="float">
            <text:p>58.95</text:p>
          </table:table-cell>
          <table:table-cell table:formula="of:=(([.W26]-[.Y26])/2)+[.Y26]" office:value-type="float" office:value="-16.1" calcext:value-type="float">
            <text:p>-16.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F26]-[.AH26]" office:value-type="float" office:value="-1.4" calcext:value-type="float">
            <text:p>-1.4</text:p>
          </table:table-cell>
          <table:table-cell table:formula="of:=[.AG26]-[.AI26]" office:value-type="float" office:value="20.4" calcext:value-type="float">
            <text:p>20.4</text:p>
          </table:table-cell>
          <table:table-cell table:formula="of:=(([.AF26]-[.AH26])/2)+[.AH26]" office:value-type="float" office:value="25.4" calcext:value-type="float">
            <text:p>25.4</text:p>
          </table:table-cell>
          <table:table-cell table:formula="of:=(([.AG26]-[.AI26])/2)+[.AI26]" office:value-type="float" office:value="15.6" calcext:value-type="float">
            <text:p>15.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  <table:table-cell table:formula="of:=[.AP26]-[.AR26]" office:value-type="float" office:value="-3.6" calcext:value-type="float">
            <text:p>-3.6</text:p>
          </table:table-cell>
          <table:table-cell table:formula="of:=[.AQ26]-[.AS26]" office:value-type="float" office:value="-20.3" calcext:value-type="float">
            <text:p>-20.3</text:p>
          </table:table-cell>
          <table:table-cell table:formula="of:=(([.AP26]-[.AR26])/2)+[.AR26]" office:value-type="float" office:value="24.3" calcext:value-type="float">
            <text:p>24.3</text:p>
          </table:table-cell>
          <table:table-cell table:formula="of:=(([.AQ26]-[.AS26])/2)+[.AS26]" office:value-type="float" office:value="-16.25" calcext:value-type="float">
            <text:p>-16.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table:formula="of:=[.B27]-[.D27]" office:value-type="float" office:value="20.3" calcext:value-type="float">
            <text:p>20.3</text:p>
          </table:table-cell>
          <table:table-cell table:formula="of:=[.C27]-[.E27]" office:value-type="float" office:value="-1.05" calcext:value-type="float">
            <text:p>-1.05</text:p>
          </table:table-cell>
          <table:table-cell table:formula="of:=(([.B27]-[.D27])/2)+[.D27]" office:value-type="float" office:value="64.15" calcext:value-type="float">
            <text:p>64.15</text:p>
          </table:table-cell>
          <table:table-cell table:formula="of:=(([.C27]-[.E27])/2)+[.E27]" office:value-type="float" office:value="-1.525" calcext:value-type="float">
            <text:p>-1.5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  <table:table-cell table:formula="of:=[.L27]-[.N27]" office:value-type="float" office:value="18.3" calcext:value-type="float">
            <text:p>18.3</text:p>
          </table:table-cell>
          <table:table-cell table:formula="of:=[.M27]-[.O27]" office:value-type="float" office:value="9.4" calcext:value-type="float">
            <text:p>9.4</text:p>
          </table:table-cell>
          <table:table-cell table:formula="of:=(([.L27]-[.N27])/2)+[.N27]" office:value-type="float" office:value="59.6" calcext:value-type="float">
            <text:p>59.6</text:p>
          </table:table-cell>
          <table:table-cell table:formula="of:=(([.M27]-[.O27])/2)+[.O27]" office:value-type="float" office:value="11.3" calcext:value-type="float">
            <text:p>11.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  <table:table-cell table:formula="of:=[.V27]-[.X27]" office:value-type="float" office:value="17.8" calcext:value-type="float">
            <text:p>17.8</text:p>
          </table:table-cell>
          <table:table-cell table:formula="of:=[.W27]-[.Y27]" office:value-type="float" office:value="-11.4" calcext:value-type="float">
            <text:p>-11.4</text:p>
          </table:table-cell>
          <table:table-cell table:formula="of:=(([.V27]-[.X27])/2)+[.X27]" office:value-type="float" office:value="59.3" calcext:value-type="float">
            <text:p>59.3</text:p>
          </table:table-cell>
          <table:table-cell table:formula="of:=(([.W27]-[.Y27])/2)+[.Y27]" office:value-type="float" office:value="-14.3" calcext:value-type="float">
            <text:p>-14.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formula="of:=[.AF27]-[.AH27]" office:value-type="float" office:value="-2" calcext:value-type="float">
            <text:p>-2</text:p>
          </table:table-cell>
          <table:table-cell table:formula="of:=[.AG27]-[.AI27]" office:value-type="float" office:value="20.1" calcext:value-type="float">
            <text:p>20.1</text:p>
          </table:table-cell>
          <table:table-cell table:formula="of:=(([.AF27]-[.AH27])/2)+[.AH27]" office:value-type="float" office:value="25.4" calcext:value-type="float">
            <text:p>25.4</text:p>
          </table:table-cell>
          <table:table-cell table:formula="of:=(([.AG27]-[.AI27])/2)+[.AI27]" office:value-type="float" office:value="15.65" calcext:value-type="float">
            <text:p>15.65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  <table:table-cell table:formula="of:=[.AP27]-[.AR27]" office:value-type="float" office:value="-3.1" calcext:value-type="float">
            <text:p>-3.1</text:p>
          </table:table-cell>
          <table:table-cell table:formula="of:=[.AQ27]-[.AS27]" office:value-type="float" office:value="-20.3" calcext:value-type="float">
            <text:p>-20.3</text:p>
          </table:table-cell>
          <table:table-cell table:formula="of:=(([.AP27]-[.AR27])/2)+[.AR27]" office:value-type="float" office:value="24.55" calcext:value-type="float">
            <text:p>24.55</text:p>
          </table:table-cell>
          <table:table-cell table:formula="of:=(([.AQ27]-[.AS27])/2)+[.AS27]" office:value-type="float" office:value="-15.95" calcext:value-type="float">
            <text:p>-15.9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  <table:table-cell table:formula="of:=[.B28]-[.D28]" office:value-type="float" office:value="20.25" calcext:value-type="float">
            <text:p>20.25</text:p>
          </table:table-cell>
          <table:table-cell table:formula="of:=[.C28]-[.E28]" office:value-type="float" office:value="-1.5" calcext:value-type="float">
            <text:p>-1.5</text:p>
          </table:table-cell>
          <table:table-cell table:formula="of:=(([.B28]-[.D28])/2)+[.D28]" office:value-type="float" office:value="63.975" calcext:value-type="float">
            <text:p>63.975</text:p>
          </table:table-cell>
          <table:table-cell table:formula="of:=(([.C28]-[.E28])/2)+[.E28]" office:value-type="float" office:value="-2.25" calcext:value-type="float">
            <text:p>-2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  <table:table-cell table:formula="of:=[.L28]-[.N28]" office:value-type="float" office:value="17.95" calcext:value-type="float">
            <text:p>17.95</text:p>
          </table:table-cell>
          <table:table-cell table:formula="of:=[.M28]-[.O28]" office:value-type="float" office:value="9.65" calcext:value-type="float">
            <text:p>9.65</text:p>
          </table:table-cell>
          <table:table-cell table:formula="of:=(([.L28]-[.N28])/2)+[.N28]" office:value-type="float" office:value="59.625" calcext:value-type="float">
            <text:p>59.625</text:p>
          </table:table-cell>
          <table:table-cell table:formula="of:=(([.M28]-[.O28])/2)+[.O28]" office:value-type="float" office:value="12.425" calcext:value-type="float">
            <text:p>12.4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 table:formula="of:=[.V28]-[.X28]" office:value-type="float" office:value="17.9" calcext:value-type="float">
            <text:p>17.9</text:p>
          </table:table-cell>
          <table:table-cell table:formula="of:=[.W28]-[.Y28]" office:value-type="float" office:value="-11.6" calcext:value-type="float">
            <text:p>-11.6</text:p>
          </table:table-cell>
          <table:table-cell table:formula="of:=(([.V28]-[.X28])/2)+[.X28]" office:value-type="float" office:value="59.45" calcext:value-type="float">
            <text:p>59.45</text:p>
          </table:table-cell>
          <table:table-cell table:formula="of:=(([.W28]-[.Y28])/2)+[.Y28]" office:value-type="float" office:value="-14.8" calcext:value-type="float">
            <text:p>-14.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  <table:table-cell table:formula="of:=[.AF28]-[.AH28]" office:value-type="float" office:value="-1.1" calcext:value-type="float">
            <text:p>-1.1</text:p>
          </table:table-cell>
          <table:table-cell table:formula="of:=[.AG28]-[.AI28]" office:value-type="float" office:value="20.5" calcext:value-type="float">
            <text:p>20.5</text:p>
          </table:table-cell>
          <table:table-cell table:formula="of:=(([.AF28]-[.AH28])/2)+[.AH28]" office:value-type="float" office:value="25.65" calcext:value-type="float">
            <text:p>25.65</text:p>
          </table:table-cell>
          <table:table-cell table:formula="of:=(([.AG28]-[.AI28])/2)+[.AI28]" office:value-type="float" office:value="15.45" calcext:value-type="float">
            <text:p>15.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  <table:table-cell table:formula="of:=[.AP28]-[.AR28]" office:value-type="float" office:value="-2.8" calcext:value-type="float">
            <text:p>-2.8</text:p>
          </table:table-cell>
          <table:table-cell table:formula="of:=[.AQ28]-[.AS28]" office:value-type="float" office:value="-20.5" calcext:value-type="float">
            <text:p>-20.5</text:p>
          </table:table-cell>
          <table:table-cell table:formula="of:=(([.AP28]-[.AR28])/2)+[.AR28]" office:value-type="float" office:value="25" calcext:value-type="float">
            <text:p>25</text:p>
          </table:table-cell>
          <table:table-cell table:formula="of:=(([.AQ28]-[.AS28])/2)+[.AS28]" office:value-type="float" office:value="-15.55" calcext:value-type="float">
            <text:p>-15.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  <table:table-cell table:formula="of:=[.B29]-[.D29]" office:value-type="float" office:value="20.25" calcext:value-type="float">
            <text:p>20.25</text:p>
          </table:table-cell>
          <table:table-cell table:formula="of:=[.C29]-[.E29]" office:value-type="float" office:value="-0.95" calcext:value-type="float">
            <text:p>-0.95</text:p>
          </table:table-cell>
          <table:table-cell table:formula="of:=(([.B29]-[.D29])/2)+[.D29]" office:value-type="float" office:value="64.325" calcext:value-type="float">
            <text:p>64.325</text:p>
          </table:table-cell>
          <table:table-cell table:formula="of:=(([.C29]-[.E29])/2)+[.E29]" office:value-type="float" office:value="-1.975" calcext:value-type="float">
            <text:p>-1.9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  <table:table-cell table:formula="of:=[.L29]-[.N29]" office:value-type="float" office:value="18.2" calcext:value-type="float">
            <text:p>18.2</text:p>
          </table:table-cell>
          <table:table-cell table:formula="of:=[.M29]-[.O29]" office:value-type="float" office:value="9.4" calcext:value-type="float">
            <text:p>9.4</text:p>
          </table:table-cell>
          <table:table-cell table:formula="of:=(([.L29]-[.N29])/2)+[.N29]" office:value-type="float" office:value="59.7" calcext:value-type="float">
            <text:p>59.7</text:p>
          </table:table-cell>
          <table:table-cell table:formula="of:=(([.M29]-[.O29])/2)+[.O29]" office:value-type="float" office:value="11.4" calcext:value-type="float">
            <text:p>11.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  <table:table-cell table:formula="of:=[.V29]-[.X29]" office:value-type="float" office:value="17.6" calcext:value-type="float">
            <text:p>17.6</text:p>
          </table:table-cell>
          <table:table-cell table:formula="of:=[.W29]-[.Y29]" office:value-type="float" office:value="-11.4" calcext:value-type="float">
            <text:p>-11.4</text:p>
          </table:table-cell>
          <table:table-cell table:formula="of:=(([.V29]-[.X29])/2)+[.X29]" office:value-type="float" office:value="59.4" calcext:value-type="float">
            <text:p>59.4</text:p>
          </table:table-cell>
          <table:table-cell table:formula="of:=(([.W29]-[.Y29])/2)+[.Y29]" office:value-type="float" office:value="-15.1" calcext:value-type="float">
            <text:p>-15.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4.1" calcext:value-type="float">
            <text:p>24.1</text:p>
          </table:table-cell>
          <table:table-cell table:number-columns-repeated="2"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 table:formula="of:=[.AF29]-[.AH29]" office:value-type="float" office:value="-2.1" calcext:value-type="float">
            <text:p>-2.1</text:p>
          </table:table-cell>
          <table:table-cell table:formula="of:=[.AG29]-[.AI29]" office:value-type="float" office:value="20.3" calcext:value-type="float">
            <text:p>20.3</text:p>
          </table:table-cell>
          <table:table-cell table:formula="of:=(([.AF29]-[.AH29])/2)+[.AH29]" office:value-type="float" office:value="25.15" calcext:value-type="float">
            <text:p>25.15</text:p>
          </table:table-cell>
          <table:table-cell table:formula="of:=(([.AG29]-[.AI29])/2)+[.AI29]" office:value-type="float" office:value="16.05" calcext:value-type="float">
            <text:p>16.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  <table:table-cell table:formula="of:=[.AP29]-[.AR29]" office:value-type="float" office:value="-3.1" calcext:value-type="float">
            <text:p>-3.1</text:p>
          </table:table-cell>
          <table:table-cell table:formula="of:=[.AQ29]-[.AS29]" office:value-type="float" office:value="-20.3" calcext:value-type="float">
            <text:p>-20.3</text:p>
          </table:table-cell>
          <table:table-cell table:formula="of:=(([.AP29]-[.AR29])/2)+[.AR29]" office:value-type="float" office:value="24.85" calcext:value-type="float">
            <text:p>24.85</text:p>
          </table:table-cell>
          <table:table-cell table:formula="of:=(([.AQ29]-[.AS29])/2)+[.AS29]" office:value-type="float" office:value="-15.95" calcext:value-type="float">
            <text:p>-15.9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  <table:table-cell table:formula="of:=[.B30]-[.D30]" office:value-type="float" office:value="20.25" calcext:value-type="float">
            <text:p>20.25</text:p>
          </table:table-cell>
          <table:table-cell table:formula="of:=[.C30]-[.E30]" office:value-type="float" office:value="-0.75" calcext:value-type="float">
            <text:p>-0.75</text:p>
          </table:table-cell>
          <table:table-cell table:formula="of:=(([.B30]-[.D30])/2)+[.D30]" office:value-type="float" office:value="64.325" calcext:value-type="float">
            <text:p>64.325</text:p>
          </table:table-cell>
          <table:table-cell table:formula="of:=(([.C30]-[.E30])/2)+[.E30]" office:value-type="float" office:value="-2.075" calcext:value-type="float">
            <text:p>-2.0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  <table:table-cell table:formula="of:=[.L30]-[.N30]" office:value-type="float" office:value="17.9" calcext:value-type="float">
            <text:p>17.9</text:p>
          </table:table-cell>
          <table:table-cell table:formula="of:=[.M30]-[.O30]" office:value-type="float" office:value="9.9" calcext:value-type="float">
            <text:p>9.9</text:p>
          </table:table-cell>
          <table:table-cell table:formula="of:=(([.L30]-[.N30])/2)+[.N30]" office:value-type="float" office:value="59.25" calcext:value-type="float">
            <text:p>59.25</text:p>
          </table:table-cell>
          <table:table-cell table:formula="of:=(([.M30]-[.O30])/2)+[.O30]" office:value-type="float" office:value="12.75" calcext:value-type="float">
            <text:p>12.7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  <table:table-cell table:formula="of:=[.V30]-[.X30]" office:value-type="float" office:value="17.6" calcext:value-type="float">
            <text:p>17.6</text:p>
          </table:table-cell>
          <table:table-cell table:formula="of:=[.W30]-[.Y30]" office:value-type="float" office:value="-11.4" calcext:value-type="float">
            <text:p>-11.4</text:p>
          </table:table-cell>
          <table:table-cell table:formula="of:=(([.V30]-[.X30])/2)+[.X30]" office:value-type="float" office:value="59.3" calcext:value-type="float">
            <text:p>59.3</text:p>
          </table:table-cell>
          <table:table-cell table:formula="of:=(([.W30]-[.Y30])/2)+[.Y30]" office:value-type="float" office:value="-14.7" calcext:value-type="float">
            <text:p>-14.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  <table:table-cell table:formula="of:=[.AF30]-[.AH30]" office:value-type="float" office:value="-1.7" calcext:value-type="float">
            <text:p>-1.7</text:p>
          </table:table-cell>
          <table:table-cell table:formula="of:=[.AG30]-[.AI30]" office:value-type="float" office:value="20.6" calcext:value-type="float">
            <text:p>20.6</text:p>
          </table:table-cell>
          <table:table-cell table:formula="of:=(([.AF30]-[.AH30])/2)+[.AH30]" office:value-type="float" office:value="25.65" calcext:value-type="float">
            <text:p>25.65</text:p>
          </table:table-cell>
          <table:table-cell table:formula="of:=(([.AG30]-[.AI30])/2)+[.AI30]" office:value-type="float" office:value="15.7" calcext:value-type="float">
            <text:p>15.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  <table:table-cell table:formula="of:=[.AP30]-[.AR30]" office:value-type="float" office:value="-3.4" calcext:value-type="float">
            <text:p>-3.4</text:p>
          </table:table-cell>
          <table:table-cell table:formula="of:=[.AQ30]-[.AS30]" office:value-type="float" office:value="-20.3" calcext:value-type="float">
            <text:p>-20.3</text:p>
          </table:table-cell>
          <table:table-cell table:formula="of:=(([.AP30]-[.AR30])/2)+[.AR30]" office:value-type="float" office:value="24.7" calcext:value-type="float">
            <text:p>24.7</text:p>
          </table:table-cell>
          <table:table-cell table:formula="of:=(([.AQ30]-[.AS30])/2)+[.AS30]" office:value-type="float" office:value="-16.25" calcext:value-type="float">
            <text:p>-16.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  <table:table-cell table:formula="of:=[.B31]-[.D31]" office:value-type="float" office:value="20.3" calcext:value-type="float">
            <text:p>20.3</text:p>
          </table:table-cell>
          <table:table-cell table:formula="of:=[.C31]-[.E31]" office:value-type="float" office:value="-1.1" calcext:value-type="float">
            <text:p>-1.1</text:p>
          </table:table-cell>
          <table:table-cell table:formula="of:=(([.B31]-[.D31])/2)+[.D31]" office:value-type="float" office:value="64.15" calcext:value-type="float">
            <text:p>64.15</text:p>
          </table:table-cell>
          <table:table-cell table:formula="of:=(([.C31]-[.E31])/2)+[.E31]" office:value-type="float" office:value="-1.75" calcext:value-type="float">
            <text:p>-1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  <table:table-cell table:formula="of:=[.L31]-[.N31]" office:value-type="float" office:value="18.05" calcext:value-type="float">
            <text:p>18.05</text:p>
          </table:table-cell>
          <table:table-cell table:formula="of:=[.M31]-[.O31]" office:value-type="float" office:value="9.5" calcext:value-type="float">
            <text:p>9.5</text:p>
          </table:table-cell>
          <table:table-cell table:formula="of:=(([.L31]-[.N31])/2)+[.N31]" office:value-type="float" office:value="59.925" calcext:value-type="float">
            <text:p>59.925</text:p>
          </table:table-cell>
          <table:table-cell table:formula="of:=(([.M31]-[.O31])/2)+[.O31]" office:value-type="float" office:value="11.75" calcext:value-type="float">
            <text:p>11.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  <table:table-cell table:formula="of:=[.V31]-[.X31]" office:value-type="float" office:value="17.8" calcext:value-type="float">
            <text:p>17.8</text:p>
          </table:table-cell>
          <table:table-cell table:formula="of:=[.W31]-[.Y31]" office:value-type="float" office:value="-11.3" calcext:value-type="float">
            <text:p>-11.3</text:p>
          </table:table-cell>
          <table:table-cell table:formula="of:=(([.V31]-[.X31])/2)+[.X31]" office:value-type="float" office:value="59.6" calcext:value-type="float">
            <text:p>59.6</text:p>
          </table:table-cell>
          <table:table-cell table:formula="of:=(([.W31]-[.Y31])/2)+[.Y31]" office:value-type="float" office:value="-14.55" calcext:value-type="float">
            <text:p>-14.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 table:formula="of:=[.AF31]-[.AH31]" office:value-type="float" office:value="-2.1" calcext:value-type="float">
            <text:p>-2.1</text:p>
          </table:table-cell>
          <table:table-cell table:formula="of:=[.AG31]-[.AI31]" office:value-type="float" office:value="20.7" calcext:value-type="float">
            <text:p>20.7</text:p>
          </table:table-cell>
          <table:table-cell table:formula="of:=(([.AF31]-[.AH31])/2)+[.AH31]" office:value-type="float" office:value="24.95" calcext:value-type="float">
            <text:p>24.95</text:p>
          </table:table-cell>
          <table:table-cell table:formula="of:=(([.AG31]-[.AI31])/2)+[.AI31]" office:value-type="float" office:value="15.95" calcext:value-type="float">
            <text:p>15.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  <table:table-cell table:formula="of:=[.AP31]-[.AR31]" office:value-type="float" office:value="-3.1" calcext:value-type="float">
            <text:p>-3.1</text:p>
          </table:table-cell>
          <table:table-cell table:formula="of:=[.AQ31]-[.AS31]" office:value-type="float" office:value="-20.2" calcext:value-type="float">
            <text:p>-20.2</text:p>
          </table:table-cell>
          <table:table-cell table:formula="of:=(([.AP31]-[.AR31])/2)+[.AR31]" office:value-type="float" office:value="24.85" calcext:value-type="float">
            <text:p>24.85</text:p>
          </table:table-cell>
          <table:table-cell table:formula="of:=(([.AQ31]-[.AS31])/2)+[.AS31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  <table:table-cell table:formula="of:=[.B32]-[.D32]" office:value-type="float" office:value="20.25" calcext:value-type="float">
            <text:p>20.25</text:p>
          </table:table-cell>
          <table:table-cell table:formula="of:=[.C32]-[.E32]" office:value-type="float" office:value="-1.1" calcext:value-type="float">
            <text:p>-1.1</text:p>
          </table:table-cell>
          <table:table-cell table:formula="of:=(([.B32]-[.D32])/2)+[.D32]" office:value-type="float" office:value="64.175" calcext:value-type="float">
            <text:p>64.175</text:p>
          </table:table-cell>
          <table:table-cell table:formula="of:=(([.C32]-[.E32])/2)+[.E32]" office:value-type="float" office:value="-1.55" calcext:value-type="float">
            <text:p>-1.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  <table:table-cell table:formula="of:=[.L32]-[.N32]" office:value-type="float" office:value="18.25" calcext:value-type="float">
            <text:p>18.25</text:p>
          </table:table-cell>
          <table:table-cell table:formula="of:=[.M32]-[.O32]" office:value-type="float" office:value="9.55" calcext:value-type="float">
            <text:p>9.55</text:p>
          </table:table-cell>
          <table:table-cell table:formula="of:=(([.L32]-[.N32])/2)+[.N32]" office:value-type="float" office:value="59.625" calcext:value-type="float">
            <text:p>59.625</text:p>
          </table:table-cell>
          <table:table-cell table:formula="of:=(([.M32]-[.O32])/2)+[.O32]" office:value-type="float" office:value="11.725" calcext:value-type="float">
            <text:p>11.7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  <table:table-cell table:formula="of:=[.V32]-[.X32]" office:value-type="float" office:value="17.7" calcext:value-type="float">
            <text:p>17.7</text:p>
          </table:table-cell>
          <table:table-cell table:formula="of:=[.W32]-[.Y32]" office:value-type="float" office:value="-11.7" calcext:value-type="float">
            <text:p>-11.7</text:p>
          </table:table-cell>
          <table:table-cell table:formula="of:=(([.V32]-[.X32])/2)+[.X32]" office:value-type="float" office:value="59.05" calcext:value-type="float">
            <text:p>59.05</text:p>
          </table:table-cell>
          <table:table-cell table:formula="of:=(([.W32]-[.Y32])/2)+[.Y32]" office:value-type="float" office:value="-15.25" calcext:value-type="float">
            <text:p>-15.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table:formula="of:=[.AF32]-[.AH32]" office:value-type="float" office:value="-2.1" calcext:value-type="float">
            <text:p>-2.1</text:p>
          </table:table-cell>
          <table:table-cell table:formula="of:=[.AG32]-[.AI32]" office:value-type="float" office:value="20.4" calcext:value-type="float">
            <text:p>20.4</text:p>
          </table:table-cell>
          <table:table-cell table:formula="of:=(([.AF32]-[.AH32])/2)+[.AH32]" office:value-type="float" office:value="24.85" calcext:value-type="float">
            <text:p>24.85</text:p>
          </table:table-cell>
          <table:table-cell table:formula="of:=(([.AG32]-[.AI32])/2)+[.AI32]" office:value-type="float" office:value="16.2" calcext:value-type="float">
            <text:p>16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  <table:table-cell table:formula="of:=[.AP32]-[.AR32]" office:value-type="float" office:value="-2.6" calcext:value-type="float">
            <text:p>-2.6</text:p>
          </table:table-cell>
          <table:table-cell table:formula="of:=[.AQ32]-[.AS32]" office:value-type="float" office:value="-20.3" calcext:value-type="float">
            <text:p>-20.3</text:p>
          </table:table-cell>
          <table:table-cell table:formula="of:=(([.AP32]-[.AR32])/2)+[.AR32]" office:value-type="float" office:value="24.6" calcext:value-type="float">
            <text:p>24.6</text:p>
          </table:table-cell>
          <table:table-cell table:formula="of:=(([.AQ32]-[.AS32])/2)+[.AS32]" office:value-type="float" office:value="-16.05" calcext:value-type="float">
            <text:p>-16.0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  <table:table-cell table:formula="of:=[.B33]-[.D33]" office:value-type="float" office:value="20.2" calcext:value-type="float">
            <text:p>20.2</text:p>
          </table:table-cell>
          <table:table-cell table:formula="of:=[.C33]-[.E33]" office:value-type="float" office:value="-1.5" calcext:value-type="float">
            <text:p>-1.5</text:p>
          </table:table-cell>
          <table:table-cell table:formula="of:=(([.B33]-[.D33])/2)+[.D33]" office:value-type="float" office:value="64.05" calcext:value-type="float">
            <text:p>64.05</text:p>
          </table:table-cell>
          <table:table-cell table:formula="of:=(([.C33]-[.E33])/2)+[.E33]" office:value-type="float" office:value="-2.45" calcext:value-type="float">
            <text:p>-2.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  <table:table-cell table:formula="of:=[.L33]-[.N33]" office:value-type="float" office:value="17.9" calcext:value-type="float">
            <text:p>17.9</text:p>
          </table:table-cell>
          <table:table-cell table:formula="of:=[.M33]-[.O33]" office:value-type="float" office:value="9.7" calcext:value-type="float">
            <text:p>9.7</text:p>
          </table:table-cell>
          <table:table-cell table:formula="of:=(([.L33]-[.N33])/2)+[.N33]" office:value-type="float" office:value="59.65" calcext:value-type="float">
            <text:p>59.65</text:p>
          </table:table-cell>
          <table:table-cell table:formula="of:=(([.M33]-[.O33])/2)+[.O33]" office:value-type="float" office:value="11.55" calcext:value-type="float">
            <text:p>11.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 table:formula="of:=[.V33]-[.X33]" office:value-type="float" office:value="18" calcext:value-type="float">
            <text:p>18</text:p>
          </table:table-cell>
          <table:table-cell table:formula="of:=[.W33]-[.Y33]" office:value-type="float" office:value="-10.9" calcext:value-type="float">
            <text:p>-10.9</text:p>
          </table:table-cell>
          <table:table-cell table:formula="of:=(([.V33]-[.X33])/2)+[.X33]" office:value-type="float" office:value="59.5" calcext:value-type="float">
            <text:p>59.5</text:p>
          </table:table-cell>
          <table:table-cell table:formula="of:=(([.W33]-[.Y33])/2)+[.Y33]" office:value-type="float" office:value="-14.35" calcext:value-type="float">
            <text:p>-14.3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  <table:table-cell table:formula="of:=[.AF33]-[.AH33]" office:value-type="float" office:value="-2" calcext:value-type="float">
            <text:p>-2</text:p>
          </table:table-cell>
          <table:table-cell table:formula="of:=[.AG33]-[.AI33]" office:value-type="float" office:value="20.5" calcext:value-type="float">
            <text:p>20.5</text:p>
          </table:table-cell>
          <table:table-cell table:formula="of:=(([.AF33]-[.AH33])/2)+[.AH33]" office:value-type="float" office:value="25.1" calcext:value-type="float">
            <text:p>25.1</text:p>
          </table:table-cell>
          <table:table-cell table:formula="of:=(([.AG33]-[.AI33])/2)+[.AI33]" office:value-type="float" office:value="15.65" calcext:value-type="float">
            <text:p>15.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  <table:table-cell table:formula="of:=[.AP33]-[.AR33]" office:value-type="float" office:value="-2.4" calcext:value-type="float">
            <text:p>-2.4</text:p>
          </table:table-cell>
          <table:table-cell table:formula="of:=[.AQ33]-[.AS33]" office:value-type="float" office:value="-20.4" calcext:value-type="float">
            <text:p>-20.4</text:p>
          </table:table-cell>
          <table:table-cell table:formula="of:=(([.AP33]-[.AR33])/2)+[.AR33]" office:value-type="float" office:value="24.9" calcext:value-type="float">
            <text:p>24.9</text:p>
          </table:table-cell>
          <table:table-cell table:formula="of:=(([.AQ33]-[.AS33])/2)+[.AS33]" office:value-type="float" office:value="-15.7" calcext:value-type="float">
            <text:p>-15.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  <table:table-cell table:formula="of:=[.B34]-[.D34]" office:value-type="float" office:value="20.35" calcext:value-type="float">
            <text:p>20.35</text:p>
          </table:table-cell>
          <table:table-cell table:formula="of:=[.C34]-[.E34]" office:value-type="float" office:value="-1.15" calcext:value-type="float">
            <text:p>-1.15</text:p>
          </table:table-cell>
          <table:table-cell table:formula="of:=(([.B34]-[.D34])/2)+[.D34]" office:value-type="float" office:value="64.175" calcext:value-type="float">
            <text:p>64.175</text:p>
          </table:table-cell>
          <table:table-cell table:formula="of:=(([.C34]-[.E34])/2)+[.E34]" office:value-type="float" office:value="-1.425" calcext:value-type="float">
            <text:p>-1.4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  <table:table-cell table:formula="of:=[.L34]-[.N34]" office:value-type="float" office:value="18" calcext:value-type="float">
            <text:p>18</text:p>
          </table:table-cell>
          <table:table-cell table:formula="of:=[.M34]-[.O34]" office:value-type="float" office:value="9.75" calcext:value-type="float">
            <text:p>9.75</text:p>
          </table:table-cell>
          <table:table-cell table:formula="of:=(([.L34]-[.N34])/2)+[.N34]" office:value-type="float" office:value="59.4" calcext:value-type="float">
            <text:p>59.4</text:p>
          </table:table-cell>
          <table:table-cell table:formula="of:=(([.M34]-[.O34])/2)+[.O34]" office:value-type="float" office:value="12.275" calcext:value-type="float">
            <text:p>12.2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  <table:table-cell table:formula="of:=[.V34]-[.X34]" office:value-type="float" office:value="17.7" calcext:value-type="float">
            <text:p>17.7</text:p>
          </table:table-cell>
          <table:table-cell table:formula="of:=[.W34]-[.Y34]" office:value-type="float" office:value="-11.4" calcext:value-type="float">
            <text:p>-11.4</text:p>
          </table:table-cell>
          <table:table-cell table:formula="of:=(([.V34]-[.X34])/2)+[.X34]" office:value-type="float" office:value="59.25" calcext:value-type="float">
            <text:p>59.25</text:p>
          </table:table-cell>
          <table:table-cell table:formula="of:=(([.W34]-[.Y34])/2)+[.Y34]" office:value-type="float" office:value="-15" calcext:value-type="float">
            <text:p>-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 table:formula="of:=[.AF34]-[.AH34]" office:value-type="float" office:value="-1.8" calcext:value-type="float">
            <text:p>-1.8</text:p>
          </table:table-cell>
          <table:table-cell table:formula="of:=[.AG34]-[.AI34]" office:value-type="float" office:value="20.3" calcext:value-type="float">
            <text:p>20.3</text:p>
          </table:table-cell>
          <table:table-cell table:formula="of:=(([.AF34]-[.AH34])/2)+[.AH34]" office:value-type="float" office:value="25.1" calcext:value-type="float">
            <text:p>25.1</text:p>
          </table:table-cell>
          <table:table-cell table:formula="of:=(([.AG34]-[.AI34])/2)+[.AI34]" office:value-type="float" office:value="15.85" calcext:value-type="float">
            <text:p>15.8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  <table:table-cell table:formula="of:=[.AP34]-[.AR34]" office:value-type="float" office:value="-3.4" calcext:value-type="float">
            <text:p>-3.4</text:p>
          </table:table-cell>
          <table:table-cell table:formula="of:=[.AQ34]-[.AS34]" office:value-type="float" office:value="-20.4" calcext:value-type="float">
            <text:p>-20.4</text:p>
          </table:table-cell>
          <table:table-cell table:formula="of:=(([.AP34]-[.AR34])/2)+[.AR34]" office:value-type="float" office:value="24.5" calcext:value-type="float">
            <text:p>24.5</text:p>
          </table:table-cell>
          <table:table-cell table:formula="of:=(([.AQ34]-[.AS34])/2)+[.AS34]" office:value-type="float" office:value="-16.3" calcext:value-type="float">
            <text:p>-16.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  <table:table-cell table:formula="of:=[.B35]-[.D35]" office:value-type="float" office:value="20.3" calcext:value-type="float">
            <text:p>20.3</text:p>
          </table:table-cell>
          <table:table-cell table:formula="of:=[.C35]-[.E35]" office:value-type="float" office:value="-1.3" calcext:value-type="float">
            <text:p>-1.3</text:p>
          </table:table-cell>
          <table:table-cell table:formula="of:=(([.B35]-[.D35])/2)+[.D35]" office:value-type="float" office:value="64.15" calcext:value-type="float">
            <text:p>64.15</text:p>
          </table:table-cell>
          <table:table-cell table:formula="of:=(([.C35]-[.E35])/2)+[.E35]" office:value-type="float" office:value="-1.95" calcext:value-type="float">
            <text:p>-1.9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  <table:table-cell table:formula="of:=[.L35]-[.N35]" office:value-type="float" office:value="18.05" calcext:value-type="float">
            <text:p>18.05</text:p>
          </table:table-cell>
          <table:table-cell table:formula="of:=[.M35]-[.O35]" office:value-type="float" office:value="9.6" calcext:value-type="float">
            <text:p>9.6</text:p>
          </table:table-cell>
          <table:table-cell table:formula="of:=(([.L35]-[.N35])/2)+[.N35]" office:value-type="float" office:value="59.725" calcext:value-type="float">
            <text:p>59.725</text:p>
          </table:table-cell>
          <table:table-cell table:formula="of:=(([.M35]-[.O35])/2)+[.O35]" office:value-type="float" office:value="11.7" calcext:value-type="float">
            <text:p>11.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  <table:table-cell table:formula="of:=[.V35]-[.X35]" office:value-type="float" office:value="17.8" calcext:value-type="float">
            <text:p>17.8</text:p>
          </table:table-cell>
          <table:table-cell table:formula="of:=[.W35]-[.Y35]" office:value-type="float" office:value="-11.6" calcext:value-type="float">
            <text:p>-11.6</text:p>
          </table:table-cell>
          <table:table-cell table:formula="of:=(([.V35]-[.X35])/2)+[.X35]" office:value-type="float" office:value="59.1" calcext:value-type="float">
            <text:p>59.1</text:p>
          </table:table-cell>
          <table:table-cell table:formula="of:=(([.W35]-[.Y35])/2)+[.Y35]" office:value-type="float" office:value="-14.8" calcext:value-type="float">
            <text:p>-14.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  <table:table-cell table:formula="of:=[.AF35]-[.AH35]" office:value-type="float" office:value="-1.8" calcext:value-type="float">
            <text:p>-1.8</text:p>
          </table:table-cell>
          <table:table-cell table:formula="of:=[.AG35]-[.AI35]" office:value-type="float" office:value="20.3" calcext:value-type="float">
            <text:p>20.3</text:p>
          </table:table-cell>
          <table:table-cell table:formula="of:=(([.AF35]-[.AH35])/2)+[.AH35]" office:value-type="float" office:value="25.8" calcext:value-type="float">
            <text:p>25.8</text:p>
          </table:table-cell>
          <table:table-cell table:formula="of:=(([.AG35]-[.AI35])/2)+[.AI35]" office:value-type="float" office:value="15.25" calcext:value-type="float">
            <text:p>15.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  <table:table-cell table:formula="of:=[.AP35]-[.AR35]" office:value-type="float" office:value="-3.8" calcext:value-type="float">
            <text:p>-3.8</text:p>
          </table:table-cell>
          <table:table-cell table:formula="of:=[.AQ35]-[.AS35]" office:value-type="float" office:value="-18.7" calcext:value-type="float">
            <text:p>-18.7</text:p>
          </table:table-cell>
          <table:table-cell table:formula="of:=(([.AP35]-[.AR35])/2)+[.AR35]" office:value-type="float" office:value="24" calcext:value-type="float">
            <text:p>24</text:p>
          </table:table-cell>
          <table:table-cell table:formula="of:=(([.AQ35]-[.AS35])/2)+[.AS35]" office:value-type="float" office:value="-16.15" calcext:value-type="float">
            <text:p>-16.1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  <table:table-cell table:formula="of:=[.B36]-[.D36]" office:value-type="float" office:value="20.25" calcext:value-type="float">
            <text:p>20.25</text:p>
          </table:table-cell>
          <table:table-cell table:formula="of:=[.C36]-[.E36]" office:value-type="float" office:value="-1.15" calcext:value-type="float">
            <text:p>-1.15</text:p>
          </table:table-cell>
          <table:table-cell table:formula="of:=(([.B36]-[.D36])/2)+[.D36]" office:value-type="float" office:value="63.975" calcext:value-type="float">
            <text:p>63.975</text:p>
          </table:table-cell>
          <table:table-cell table:formula="of:=(([.C36]-[.E36])/2)+[.E36]" office:value-type="float" office:value="-1.575" calcext:value-type="float">
            <text:p>-1.5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  <table:table-cell table:formula="of:=[.L36]-[.N36]" office:value-type="float" office:value="18" calcext:value-type="float">
            <text:p>18</text:p>
          </table:table-cell>
          <table:table-cell table:formula="of:=[.M36]-[.O36]" office:value-type="float" office:value="10.2" calcext:value-type="float">
            <text:p>10.2</text:p>
          </table:table-cell>
          <table:table-cell table:formula="of:=(([.L36]-[.N36])/2)+[.N36]" office:value-type="float" office:value="59.4" calcext:value-type="float">
            <text:p>59.4</text:p>
          </table:table-cell>
          <table:table-cell table:formula="of:=(([.M36]-[.O36])/2)+[.O36]" office:value-type="float" office:value="12.3" calcext:value-type="float">
            <text:p>12.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  <table:table-cell table:formula="of:=[.V36]-[.X36]" office:value-type="float" office:value="17.8" calcext:value-type="float">
            <text:p>17.8</text:p>
          </table:table-cell>
          <table:table-cell table:formula="of:=[.W36]-[.Y36]" office:value-type="float" office:value="-11.7" calcext:value-type="float">
            <text:p>-11.7</text:p>
          </table:table-cell>
          <table:table-cell table:formula="of:=(([.V36]-[.X36])/2)+[.X36]" office:value-type="float" office:value="58.9" calcext:value-type="float">
            <text:p>58.9</text:p>
          </table:table-cell>
          <table:table-cell table:formula="of:=(([.W36]-[.Y36])/2)+[.Y36]" office:value-type="float" office:value="-15.35" calcext:value-type="float">
            <text:p>-15.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  <table:table-cell table:formula="of:=[.AF36]-[.AH36]" office:value-type="float" office:value="-2.2" calcext:value-type="float">
            <text:p>-2.2</text:p>
          </table:table-cell>
          <table:table-cell table:formula="of:=[.AG36]-[.AI36]" office:value-type="float" office:value="20.1" calcext:value-type="float">
            <text:p>20.1</text:p>
          </table:table-cell>
          <table:table-cell table:formula="of:=(([.AF36]-[.AH36])/2)+[.AH36]" office:value-type="float" office:value="25.1" calcext:value-type="float">
            <text:p>25.1</text:p>
          </table:table-cell>
          <table:table-cell table:formula="of:=(([.AG36]-[.AI36])/2)+[.AI36]" office:value-type="float" office:value="15.95" calcext:value-type="float">
            <text:p>15.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  <table:table-cell table:formula="of:=[.AP36]-[.AR36]" office:value-type="float" office:value="-3.8" calcext:value-type="float">
            <text:p>-3.8</text:p>
          </table:table-cell>
          <table:table-cell table:formula="of:=[.AQ36]-[.AS36]" office:value-type="float" office:value="-19.9" calcext:value-type="float">
            <text:p>-19.9</text:p>
          </table:table-cell>
          <table:table-cell table:formula="of:=(([.AP36]-[.AR36])/2)+[.AR36]" office:value-type="float" office:value="24.4" calcext:value-type="float">
            <text:p>24.4</text:p>
          </table:table-cell>
          <table:table-cell table:formula="of:=(([.AQ36]-[.AS36])/2)+[.AS36]" office:value-type="float" office:value="-16.85" calcext:value-type="float">
            <text:p>-16.8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  <table:table-cell table:formula="of:=[.B37]-[.D37]" office:value-type="float" office:value="20.3" calcext:value-type="float">
            <text:p>20.3</text:p>
          </table:table-cell>
          <table:table-cell table:formula="of:=[.C37]-[.E37]" office:value-type="float" office:value="-1.4" calcext:value-type="float">
            <text:p>-1.4</text:p>
          </table:table-cell>
          <table:table-cell table:formula="of:=(([.B37]-[.D37])/2)+[.D37]" office:value-type="float" office:value="64.25" calcext:value-type="float">
            <text:p>64.25</text:p>
          </table:table-cell>
          <table:table-cell table:formula="of:=(([.C37]-[.E37])/2)+[.E37]" office:value-type="float" office:value="-2.4" calcext:value-type="float">
            <text:p>-2.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  <table:table-cell table:formula="of:=[.L37]-[.N37]" office:value-type="float" office:value="18" calcext:value-type="float">
            <text:p>18</text:p>
          </table:table-cell>
          <table:table-cell table:formula="of:=[.M37]-[.O37]" office:value-type="float" office:value="9.45" calcext:value-type="float">
            <text:p>9.45</text:p>
          </table:table-cell>
          <table:table-cell table:formula="of:=(([.L37]-[.N37])/2)+[.N37]" office:value-type="float" office:value="59.8" calcext:value-type="float">
            <text:p>59.8</text:p>
          </table:table-cell>
          <table:table-cell table:formula="of:=(([.M37]-[.O37])/2)+[.O37]" office:value-type="float" office:value="11.475" calcext:value-type="float">
            <text:p>11.4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  <table:table-cell table:formula="of:=[.V37]-[.X37]" office:value-type="float" office:value="17.6" calcext:value-type="float">
            <text:p>17.6</text:p>
          </table:table-cell>
          <table:table-cell table:formula="of:=[.W37]-[.Y37]" office:value-type="float" office:value="-10.3" calcext:value-type="float">
            <text:p>-10.3</text:p>
          </table:table-cell>
          <table:table-cell table:formula="of:=(([.V37]-[.X37])/2)+[.X37]" office:value-type="float" office:value="58.9" calcext:value-type="float">
            <text:p>58.9</text:p>
          </table:table-cell>
          <table:table-cell table:formula="of:=(([.W37]-[.Y37])/2)+[.Y37]" office:value-type="float" office:value="-14.85" calcext:value-type="float">
            <text:p>-14.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  <table:table-cell table:formula="of:=[.AF37]-[.AH37]" office:value-type="float" office:value="-1.9" calcext:value-type="float">
            <text:p>-1.9</text:p>
          </table:table-cell>
          <table:table-cell table:formula="of:=[.AG37]-[.AI37]" office:value-type="float" office:value="20.3" calcext:value-type="float">
            <text:p>20.3</text:p>
          </table:table-cell>
          <table:table-cell table:formula="of:=(([.AF37]-[.AH37])/2)+[.AH37]" office:value-type="float" office:value="25.45" calcext:value-type="float">
            <text:p>25.45</text:p>
          </table:table-cell>
          <table:table-cell table:formula="of:=(([.AG37]-[.AI37])/2)+[.AI37]" office:value-type="float" office:value="15.75" calcext:value-type="float">
            <text:p>15.7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  <table:table-cell table:formula="of:=[.AP37]-[.AR37]" office:value-type="float" office:value="-2.7" calcext:value-type="float">
            <text:p>-2.7</text:p>
          </table:table-cell>
          <table:table-cell table:formula="of:=[.AQ37]-[.AS37]" office:value-type="float" office:value="-20.4" calcext:value-type="float">
            <text:p>-20.4</text:p>
          </table:table-cell>
          <table:table-cell table:formula="of:=(([.AP37]-[.AR37])/2)+[.AR37]" office:value-type="float" office:value="24.45" calcext:value-type="float">
            <text:p>24.45</text:p>
          </table:table-cell>
          <table:table-cell table:formula="of:=(([.AQ37]-[.AS37])/2)+[.AS37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  <table:table-cell table:formula="of:=[.B38]-[.D38]" office:value-type="float" office:value="20.3" calcext:value-type="float">
            <text:p>20.3</text:p>
          </table:table-cell>
          <table:table-cell table:formula="of:=[.C38]-[.E38]" office:value-type="float" office:value="-1.3" calcext:value-type="float">
            <text:p>-1.3</text:p>
          </table:table-cell>
          <table:table-cell table:formula="of:=(([.B38]-[.D38])/2)+[.D38]" office:value-type="float" office:value="64.35" calcext:value-type="float">
            <text:p>64.35</text:p>
          </table:table-cell>
          <table:table-cell table:formula="of:=(([.C38]-[.E38])/2)+[.E38]" office:value-type="float" office:value="-1.85" calcext:value-type="float">
            <text:p>-1.8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  <table:table-cell table:formula="of:=[.L38]-[.N38]" office:value-type="float" office:value="18.05" calcext:value-type="float">
            <text:p>18.05</text:p>
          </table:table-cell>
          <table:table-cell table:formula="of:=[.M38]-[.O38]" office:value-type="float" office:value="9.65" calcext:value-type="float">
            <text:p>9.65</text:p>
          </table:table-cell>
          <table:table-cell table:formula="of:=(([.L38]-[.N38])/2)+[.N38]" office:value-type="float" office:value="59.775" calcext:value-type="float">
            <text:p>59.775</text:p>
          </table:table-cell>
          <table:table-cell table:formula="of:=(([.M38]-[.O38])/2)+[.O38]" office:value-type="float" office:value="12.025" calcext:value-type="float">
            <text:p>12.0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  <table:table-cell table:formula="of:=[.V38]-[.X38]" office:value-type="float" office:value="18" calcext:value-type="float">
            <text:p>18</text:p>
          </table:table-cell>
          <table:table-cell table:formula="of:=[.W38]-[.Y38]" office:value-type="float" office:value="-11.7" calcext:value-type="float">
            <text:p>-11.7</text:p>
          </table:table-cell>
          <table:table-cell table:formula="of:=(([.V38]-[.X38])/2)+[.X38]" office:value-type="float" office:value="59.5" calcext:value-type="float">
            <text:p>59.5</text:p>
          </table:table-cell>
          <table:table-cell table:formula="of:=(([.W38]-[.Y38])/2)+[.Y38]" office:value-type="float" office:value="-14.25" calcext:value-type="float">
            <text:p>-14.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  <table:table-cell table:formula="of:=[.AF38]-[.AH38]" office:value-type="float" office:value="-1.4" calcext:value-type="float">
            <text:p>-1.4</text:p>
          </table:table-cell>
          <table:table-cell table:formula="of:=[.AG38]-[.AI38]" office:value-type="float" office:value="20.3" calcext:value-type="float">
            <text:p>20.3</text:p>
          </table:table-cell>
          <table:table-cell table:formula="of:=(([.AF38]-[.AH38])/2)+[.AH38]" office:value-type="float" office:value="25.6" calcext:value-type="float">
            <text:p>25.6</text:p>
          </table:table-cell>
          <table:table-cell table:formula="of:=(([.AG38]-[.AI38])/2)+[.AI38]" office:value-type="float" office:value="15.55" calcext:value-type="float">
            <text:p>15.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  <table:table-cell table:formula="of:=[.AP38]-[.AR38]" office:value-type="float" office:value="-2.5" calcext:value-type="float">
            <text:p>-2.5</text:p>
          </table:table-cell>
          <table:table-cell table:formula="of:=[.AQ38]-[.AS38]" office:value-type="float" office:value="-20.5" calcext:value-type="float">
            <text:p>-20.5</text:p>
          </table:table-cell>
          <table:table-cell table:formula="of:=(([.AP38]-[.AR38])/2)+[.AR38]" office:value-type="float" office:value="25.05" calcext:value-type="float">
            <text:p>25.05</text:p>
          </table:table-cell>
          <table:table-cell table:formula="of:=(([.AQ38]-[.AS38])/2)+[.AS38]" office:value-type="float" office:value="-15.65" calcext:value-type="float">
            <text:p>-15.6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  <table:table-cell table:formula="of:=[.B39]-[.D39]" office:value-type="float" office:value="20.25" calcext:value-type="float">
            <text:p>20.25</text:p>
          </table:table-cell>
          <table:table-cell table:formula="of:=[.C39]-[.E39]" office:value-type="float" office:value="-1.4" calcext:value-type="float">
            <text:p>-1.4</text:p>
          </table:table-cell>
          <table:table-cell table:formula="of:=(([.B39]-[.D39])/2)+[.D39]" office:value-type="float" office:value="64.125" calcext:value-type="float">
            <text:p>64.125</text:p>
          </table:table-cell>
          <table:table-cell table:formula="of:=(([.C39]-[.E39])/2)+[.E39]" office:value-type="float" office:value="-2.3" calcext:value-type="float">
            <text:p>-2.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  <table:table-cell table:formula="of:=[.L39]-[.N39]" office:value-type="float" office:value="18.1" calcext:value-type="float">
            <text:p>18.1</text:p>
          </table:table-cell>
          <table:table-cell table:formula="of:=[.M39]-[.O39]" office:value-type="float" office:value="9.5" calcext:value-type="float">
            <text:p>9.5</text:p>
          </table:table-cell>
          <table:table-cell table:formula="of:=(([.L39]-[.N39])/2)+[.N39]" office:value-type="float" office:value="59.55" calcext:value-type="float">
            <text:p>59.55</text:p>
          </table:table-cell>
          <table:table-cell table:formula="of:=(([.M39]-[.O39])/2)+[.O39]" office:value-type="float" office:value="11.75" calcext:value-type="float">
            <text:p>11.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  <table:table-cell table:formula="of:=[.V39]-[.X39]" office:value-type="float" office:value="18" calcext:value-type="float">
            <text:p>18</text:p>
          </table:table-cell>
          <table:table-cell table:formula="of:=[.W39]-[.Y39]" office:value-type="float" office:value="-11.1" calcext:value-type="float">
            <text:p>-11.1</text:p>
          </table:table-cell>
          <table:table-cell table:formula="of:=(([.V39]-[.X39])/2)+[.X39]" office:value-type="float" office:value="59.6" calcext:value-type="float">
            <text:p>59.6</text:p>
          </table:table-cell>
          <table:table-cell table:formula="of:=(([.W39]-[.Y39])/2)+[.Y39]" office:value-type="float" office:value="-13.45" calcext:value-type="float">
            <text:p>-13.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  <table:table-cell table:formula="of:=[.AF39]-[.AH39]" office:value-type="float" office:value="-1.7" calcext:value-type="float">
            <text:p>-1.7</text:p>
          </table:table-cell>
          <table:table-cell table:formula="of:=[.AG39]-[.AI39]" office:value-type="float" office:value="20.3" calcext:value-type="float">
            <text:p>20.3</text:p>
          </table:table-cell>
          <table:table-cell table:formula="of:=(([.AF39]-[.AH39])/2)+[.AH39]" office:value-type="float" office:value="25.05" calcext:value-type="float">
            <text:p>25.05</text:p>
          </table:table-cell>
          <table:table-cell table:formula="of:=(([.AG39]-[.AI39])/2)+[.AI39]" office:value-type="float" office:value="15.75" calcext:value-type="float">
            <text:p>15.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  <table:table-cell table:formula="of:=[.AP39]-[.AR39]" office:value-type="float" office:value="-3.9" calcext:value-type="float">
            <text:p>-3.9</text:p>
          </table:table-cell>
          <table:table-cell table:formula="of:=[.AQ39]-[.AS39]" office:value-type="float" office:value="-20.2" calcext:value-type="float">
            <text:p>-20.2</text:p>
          </table:table-cell>
          <table:table-cell table:formula="of:=(([.AP39]-[.AR39])/2)+[.AR39]" office:value-type="float" office:value="24.15" calcext:value-type="float">
            <text:p>24.15</text:p>
          </table:table-cell>
          <table:table-cell table:formula="of:=(([.AQ39]-[.AS39])/2)+[.AS39]" office:value-type="float" office:value="-16.4" calcext:value-type="float">
            <text:p>-16.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  <table:table-cell table:formula="of:=[.B40]-[.D40]" office:value-type="float" office:value="20.35" calcext:value-type="float">
            <text:p>20.35</text:p>
          </table:table-cell>
          <table:table-cell table:formula="of:=[.C40]-[.E40]" office:value-type="float" office:value="-1.2" calcext:value-type="float">
            <text:p>-1.2</text:p>
          </table:table-cell>
          <table:table-cell table:formula="of:=(([.B40]-[.D40])/2)+[.D40]" office:value-type="float" office:value="64.325" calcext:value-type="float">
            <text:p>64.325</text:p>
          </table:table-cell>
          <table:table-cell table:formula="of:=(([.C40]-[.E40])/2)+[.E40]" office:value-type="float" office:value="-1.5" calcext:value-type="float">
            <text:p>-1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  <table:table-cell table:formula="of:=[.L40]-[.N40]" office:value-type="float" office:value="18.15" calcext:value-type="float">
            <text:p>18.15</text:p>
          </table:table-cell>
          <table:table-cell table:formula="of:=[.M40]-[.O40]" office:value-type="float" office:value="9.45" calcext:value-type="float">
            <text:p>9.45</text:p>
          </table:table-cell>
          <table:table-cell table:formula="of:=(([.L40]-[.N40])/2)+[.N40]" office:value-type="float" office:value="59.525" calcext:value-type="float">
            <text:p>59.525</text:p>
          </table:table-cell>
          <table:table-cell table:formula="of:=(([.M40]-[.O40])/2)+[.O40]" office:value-type="float" office:value="11.475" calcext:value-type="float">
            <text:p>11.47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  <table:table-cell table:formula="of:=[.V40]-[.X40]" office:value-type="float" office:value="18" calcext:value-type="float">
            <text:p>18</text:p>
          </table:table-cell>
          <table:table-cell table:formula="of:=[.W40]-[.Y40]" office:value-type="float" office:value="-11.1" calcext:value-type="float">
            <text:p>-11.1</text:p>
          </table:table-cell>
          <table:table-cell table:formula="of:=(([.V40]-[.X40])/2)+[.X40]" office:value-type="float" office:value="59.4" calcext:value-type="float">
            <text:p>59.4</text:p>
          </table:table-cell>
          <table:table-cell table:formula="of:=(([.W40]-[.Y40])/2)+[.Y40]" office:value-type="float" office:value="-13.65" calcext:value-type="float">
            <text:p>-13.6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  <table:table-cell table:formula="of:=[.AF40]-[.AH40]" office:value-type="float" office:value="-1.9" calcext:value-type="float">
            <text:p>-1.9</text:p>
          </table:table-cell>
          <table:table-cell table:formula="of:=[.AG40]-[.AI40]" office:value-type="float" office:value="20.3" calcext:value-type="float">
            <text:p>20.3</text:p>
          </table:table-cell>
          <table:table-cell table:formula="of:=(([.AF40]-[.AH40])/2)+[.AH40]" office:value-type="float" office:value="25.45" calcext:value-type="float">
            <text:p>25.45</text:p>
          </table:table-cell>
          <table:table-cell table:formula="of:=(([.AG40]-[.AI40])/2)+[.AI40]" office:value-type="float" office:value="15.95" calcext:value-type="float">
            <text:p>15.9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  <table:table-cell table:formula="of:=[.AP40]-[.AR40]" office:value-type="float" office:value="-3.2" calcext:value-type="float">
            <text:p>-3.2</text:p>
          </table:table-cell>
          <table:table-cell table:formula="of:=[.AQ40]-[.AS40]" office:value-type="float" office:value="-20.4" calcext:value-type="float">
            <text:p>-20.4</text:p>
          </table:table-cell>
          <table:table-cell table:formula="of:=(([.AP40]-[.AR40])/2)+[.AR40]" office:value-type="float" office:value="24.6" calcext:value-type="float">
            <text:p>24.6</text:p>
          </table:table-cell>
          <table:table-cell table:formula="of:=(([.AQ40]-[.AS40])/2)+[.AS40]" office:value-type="float" office:value="-16.1" calcext:value-type="float">
            <text:p>-16.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  <table:table-cell table:formula="of:=[.B41]-[.D41]" office:value-type="float" office:value="20.25" calcext:value-type="float">
            <text:p>20.25</text:p>
          </table:table-cell>
          <table:table-cell table:formula="of:=[.C41]-[.E41]" office:value-type="float" office:value="-1" calcext:value-type="float">
            <text:p>-1</text:p>
          </table:table-cell>
          <table:table-cell table:formula="of:=(([.B41]-[.D41])/2)+[.D41]" office:value-type="float" office:value="64.225" calcext:value-type="float">
            <text:p>64.225</text:p>
          </table:table-cell>
          <table:table-cell table:formula="of:=(([.C41]-[.E41])/2)+[.E41]" office:value-type="float" office:value="-1.25" calcext:value-type="float">
            <text:p>-1.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  <table:table-cell table:formula="of:=[.L41]-[.N41]" office:value-type="float" office:value="18.05" calcext:value-type="float">
            <text:p>18.05</text:p>
          </table:table-cell>
          <table:table-cell table:formula="of:=[.M41]-[.O41]" office:value-type="float" office:value="9.7" calcext:value-type="float">
            <text:p>9.7</text:p>
          </table:table-cell>
          <table:table-cell table:formula="of:=(([.L41]-[.N41])/2)+[.N41]" office:value-type="float" office:value="59.675" calcext:value-type="float">
            <text:p>59.675</text:p>
          </table:table-cell>
          <table:table-cell table:formula="of:=(([.M41]-[.O41])/2)+[.O41]" office:value-type="float" office:value="12.65" calcext:value-type="float">
            <text:p>12.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  <table:table-cell table:formula="of:=[.V41]-[.X41]" office:value-type="float" office:value="17.8" calcext:value-type="float">
            <text:p>17.8</text:p>
          </table:table-cell>
          <table:table-cell table:formula="of:=[.W41]-[.Y41]" office:value-type="float" office:value="-11.2" calcext:value-type="float">
            <text:p>-11.2</text:p>
          </table:table-cell>
          <table:table-cell table:formula="of:=(([.V41]-[.X41])/2)+[.X41]" office:value-type="float" office:value="59.6" calcext:value-type="float">
            <text:p>59.6</text:p>
          </table:table-cell>
          <table:table-cell table:formula="of:=(([.W41]-[.Y41])/2)+[.Y41]" office:value-type="float" office:value="-14" calcext:value-type="float">
            <text:p>-1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  <table:table-cell table:formula="of:=[.AF41]-[.AH41]" office:value-type="float" office:value="-2.2" calcext:value-type="float">
            <text:p>-2.2</text:p>
          </table:table-cell>
          <table:table-cell table:formula="of:=[.AG41]-[.AI41]" office:value-type="float" office:value="20.6" calcext:value-type="float">
            <text:p>20.6</text:p>
          </table:table-cell>
          <table:table-cell table:formula="of:=(([.AF41]-[.AH41])/2)+[.AH41]" office:value-type="float" office:value="25.1" calcext:value-type="float">
            <text:p>25.1</text:p>
          </table:table-cell>
          <table:table-cell table:formula="of:=(([.AG41]-[.AI41])/2)+[.AI41]" office:value-type="float" office:value="16" calcext:value-type="float">
            <text:p>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  <table:table-cell table:formula="of:=[.AP41]-[.AR41]" office:value-type="float" office:value="-2.4" calcext:value-type="float">
            <text:p>-2.4</text:p>
          </table:table-cell>
          <table:table-cell table:formula="of:=[.AQ41]-[.AS41]" office:value-type="float" office:value="-20.7" calcext:value-type="float">
            <text:p>-20.7</text:p>
          </table:table-cell>
          <table:table-cell table:formula="of:=(([.AP41]-[.AR41])/2)+[.AR41]" office:value-type="float" office:value="24.8" calcext:value-type="float">
            <text:p>24.8</text:p>
          </table:table-cell>
          <table:table-cell table:formula="of:=(([.AQ41]-[.AS41])/2)+[.AS41]" office:value-type="float" office:value="-15.85" calcext:value-type="float">
            <text:p>-15.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  <table:table-cell table:formula="of:=[.B42]-[.D42]" office:value-type="float" office:value="20.2" calcext:value-type="float">
            <text:p>20.2</text:p>
          </table:table-cell>
          <table:table-cell table:formula="of:=[.C42]-[.E42]" office:value-type="float" office:value="-1" calcext:value-type="float">
            <text:p>-1</text:p>
          </table:table-cell>
          <table:table-cell table:formula="of:=(([.B42]-[.D42])/2)+[.D42]" office:value-type="float" office:value="64" calcext:value-type="float">
            <text:p>64</text:p>
          </table:table-cell>
          <table:table-cell table:formula="of:=(([.C42]-[.E42])/2)+[.E42]" office:value-type="float" office:value="-1.8" calcext:value-type="float">
            <text:p>-1.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  <table:table-cell table:formula="of:=[.L42]-[.N42]" office:value-type="float" office:value="17.95" calcext:value-type="float">
            <text:p>17.95</text:p>
          </table:table-cell>
          <table:table-cell table:formula="of:=[.M42]-[.O42]" office:value-type="float" office:value="9.85" calcext:value-type="float">
            <text:p>9.85</text:p>
          </table:table-cell>
          <table:table-cell table:formula="of:=(([.L42]-[.N42])/2)+[.N42]" office:value-type="float" office:value="59.325" calcext:value-type="float">
            <text:p>59.325</text:p>
          </table:table-cell>
          <table:table-cell table:formula="of:=(([.M42]-[.O42])/2)+[.O42]" office:value-type="float" office:value="12.225" calcext:value-type="float">
            <text:p>12.2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  <table:table-cell table:formula="of:=[.V42]-[.X42]" office:value-type="float" office:value="18.6" calcext:value-type="float">
            <text:p>18.6</text:p>
          </table:table-cell>
          <table:table-cell table:formula="of:=[.W42]-[.Y42]" office:value-type="float" office:value="-9.9" calcext:value-type="float">
            <text:p>-9.9</text:p>
          </table:table-cell>
          <table:table-cell table:formula="of:=(([.V42]-[.X42])/2)+[.X42]" office:value-type="float" office:value="59.5" calcext:value-type="float">
            <text:p>59.5</text:p>
          </table:table-cell>
          <table:table-cell table:formula="of:=(([.W42]-[.Y42])/2)+[.Y42]" office:value-type="float" office:value="-14.15" calcext:value-type="float">
            <text:p>-14.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  <table:table-cell table:formula="of:=[.AF42]-[.AH42]" office:value-type="float" office:value="-2.1" calcext:value-type="float">
            <text:p>-2.1</text:p>
          </table:table-cell>
          <table:table-cell table:formula="of:=[.AG42]-[.AI42]" office:value-type="float" office:value="20.3" calcext:value-type="float">
            <text:p>20.3</text:p>
          </table:table-cell>
          <table:table-cell table:formula="of:=(([.AF42]-[.AH42])/2)+[.AH42]" office:value-type="float" office:value="25.25" calcext:value-type="float">
            <text:p>25.25</text:p>
          </table:table-cell>
          <table:table-cell table:formula="of:=(([.AG42]-[.AI42])/2)+[.AI42]" office:value-type="float" office:value="16.05" calcext:value-type="float">
            <text:p>16.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  <table:table-cell table:formula="of:=[.AP42]-[.AR42]" office:value-type="float" office:value="-3.2" calcext:value-type="float">
            <text:p>-3.2</text:p>
          </table:table-cell>
          <table:table-cell table:formula="of:=[.AQ42]-[.AS42]" office:value-type="float" office:value="-20.5" calcext:value-type="float">
            <text:p>-20.5</text:p>
          </table:table-cell>
          <table:table-cell table:formula="of:=(([.AP42]-[.AR42])/2)+[.AR42]" office:value-type="float" office:value="24.2" calcext:value-type="float">
            <text:p>24.2</text:p>
          </table:table-cell>
          <table:table-cell table:formula="of:=(([.AQ42]-[.AS42])/2)+[.AS42]" office:value-type="float" office:value="-16.25" calcext:value-type="float">
            <text:p>-16.2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  <table:table-cell table:formula="of:=[.B43]-[.D43]" office:value-type="float" office:value="20" calcext:value-type="float">
            <text:p>20</text:p>
          </table:table-cell>
          <table:table-cell table:formula="of:=[.C43]-[.E43]" office:value-type="float" office:value="-1" calcext:value-type="float">
            <text:p>-1</text:p>
          </table:table-cell>
          <table:table-cell table:formula="of:=(([.B43]-[.D43])/2)+[.D43]" office:value-type="float" office:value="64.3" calcext:value-type="float">
            <text:p>64.3</text:p>
          </table:table-cell>
          <table:table-cell table:formula="of:=(([.C43]-[.E43])/2)+[.E43]" office:value-type="float" office:value="-1.5" calcext:value-type="float">
            <text:p>-1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  <table:table-cell table:formula="of:=[.L43]-[.N43]" office:value-type="float" office:value="18.35" calcext:value-type="float">
            <text:p>18.35</text:p>
          </table:table-cell>
          <table:table-cell table:formula="of:=[.M43]-[.O43]" office:value-type="float" office:value="9.15" calcext:value-type="float">
            <text:p>9.15</text:p>
          </table:table-cell>
          <table:table-cell table:formula="of:=(([.L43]-[.N43])/2)+[.N43]" office:value-type="float" office:value="60.025" calcext:value-type="float">
            <text:p>60.025</text:p>
          </table:table-cell>
          <table:table-cell table:formula="of:=(([.M43]-[.O43])/2)+[.O43]" office:value-type="float" office:value="10.675" calcext:value-type="float">
            <text:p>10.6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  <table:table-cell table:formula="of:=[.V43]-[.X43]" office:value-type="float" office:value="17.4" calcext:value-type="float">
            <text:p>17.4</text:p>
          </table:table-cell>
          <table:table-cell table:formula="of:=[.W43]-[.Y43]" office:value-type="float" office:value="-11.2" calcext:value-type="float">
            <text:p>-11.2</text:p>
          </table:table-cell>
          <table:table-cell table:formula="of:=(([.V43]-[.X43])/2)+[.X43]" office:value-type="float" office:value="59.2" calcext:value-type="float">
            <text:p>59.2</text:p>
          </table:table-cell>
          <table:table-cell table:formula="of:=(([.W43]-[.Y43])/2)+[.Y43]" office:value-type="float" office:value="-14.5" calcext:value-type="float">
            <text:p>-14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  <table:table-cell table:formula="of:=[.AF43]-[.AH43]" office:value-type="float" office:value="-1.8" calcext:value-type="float">
            <text:p>-1.8</text:p>
          </table:table-cell>
          <table:table-cell table:formula="of:=[.AG43]-[.AI43]" office:value-type="float" office:value="20.1" calcext:value-type="float">
            <text:p>20.1</text:p>
          </table:table-cell>
          <table:table-cell table:formula="of:=(([.AF43]-[.AH43])/2)+[.AH43]" office:value-type="float" office:value="25.2" calcext:value-type="float">
            <text:p>25.2</text:p>
          </table:table-cell>
          <table:table-cell table:formula="of:=(([.AG43]-[.AI43])/2)+[.AI43]" office:value-type="float" office:value="15.85" calcext:value-type="float">
            <text:p>15.8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  <table:table-cell table:formula="of:=[.AP43]-[.AR43]" office:value-type="float" office:value="-3.1" calcext:value-type="float">
            <text:p>-3.1</text:p>
          </table:table-cell>
          <table:table-cell table:formula="of:=[.AQ43]-[.AS43]" office:value-type="float" office:value="-20.4" calcext:value-type="float">
            <text:p>-20.4</text:p>
          </table:table-cell>
          <table:table-cell table:formula="of:=(([.AP43]-[.AR43])/2)+[.AR43]" office:value-type="float" office:value="24.95" calcext:value-type="float">
            <text:p>24.95</text:p>
          </table:table-cell>
          <table:table-cell table:formula="of:=(([.AQ43]-[.AS43])/2)+[.AS43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  <table:table-cell table:formula="of:=[.B44]-[.D44]" office:value-type="float" office:value="20.3" calcext:value-type="float">
            <text:p>20.3</text:p>
          </table:table-cell>
          <table:table-cell table:formula="of:=[.C44]-[.E44]" office:value-type="float" office:value="-1" calcext:value-type="float">
            <text:p>-1</text:p>
          </table:table-cell>
          <table:table-cell table:formula="of:=(([.B44]-[.D44])/2)+[.D44]" office:value-type="float" office:value="64.05" calcext:value-type="float">
            <text:p>64.05</text:p>
          </table:table-cell>
          <table:table-cell table:formula="of:=(([.C44]-[.E44])/2)+[.E44]" office:value-type="float" office:value="-1.5" calcext:value-type="float">
            <text:p>-1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  <table:table-cell table:formula="of:=[.L44]-[.N44]" office:value-type="float" office:value="18.1" calcext:value-type="float">
            <text:p>18.1</text:p>
          </table:table-cell>
          <table:table-cell table:formula="of:=[.M44]-[.O44]" office:value-type="float" office:value="9.45" calcext:value-type="float">
            <text:p>9.45</text:p>
          </table:table-cell>
          <table:table-cell table:formula="of:=(([.L44]-[.N44])/2)+[.N44]" office:value-type="float" office:value="59.45" calcext:value-type="float">
            <text:p>59.45</text:p>
          </table:table-cell>
          <table:table-cell table:formula="of:=(([.M44]-[.O44])/2)+[.O44]" office:value-type="float" office:value="11.825" calcext:value-type="float">
            <text:p>11.8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  <table:table-cell table:formula="of:=[.V44]-[.X44]" office:value-type="float" office:value="17.7" calcext:value-type="float">
            <text:p>17.7</text:p>
          </table:table-cell>
          <table:table-cell table:formula="of:=[.W44]-[.Y44]" office:value-type="float" office:value="-11.8" calcext:value-type="float">
            <text:p>-11.8</text:p>
          </table:table-cell>
          <table:table-cell table:formula="of:=(([.V44]-[.X44])/2)+[.X44]" office:value-type="float" office:value="58.95" calcext:value-type="float">
            <text:p>58.95</text:p>
          </table:table-cell>
          <table:table-cell table:formula="of:=(([.W44]-[.Y44])/2)+[.Y44]" office:value-type="float" office:value="-15.7" calcext:value-type="float">
            <text:p>-15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table:formula="of:=[.AF44]-[.AH44]" office:value-type="float" office:value="-0.899999999999999" calcext:value-type="float">
            <text:p>-0.9</text:p>
          </table:table-cell>
          <table:table-cell table:formula="of:=[.AG44]-[.AI44]" office:value-type="float" office:value="20.2" calcext:value-type="float">
            <text:p>20.2</text:p>
          </table:table-cell>
          <table:table-cell table:formula="of:=(([.AF44]-[.AH44])/2)+[.AH44]" office:value-type="float" office:value="25.55" calcext:value-type="float">
            <text:p>25.55</text:p>
          </table:table-cell>
          <table:table-cell table:formula="of:=(([.AG44]-[.AI44])/2)+[.AI44]" office:value-type="float" office:value="15.9" calcext:value-type="float">
            <text:p>15.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  <table:table-cell table:formula="of:=[.AP44]-[.AR44]" office:value-type="float" office:value="-2.8" calcext:value-type="float">
            <text:p>-2.8</text:p>
          </table:table-cell>
          <table:table-cell table:formula="of:=[.AQ44]-[.AS44]" office:value-type="float" office:value="-20.3" calcext:value-type="float">
            <text:p>-20.3</text:p>
          </table:table-cell>
          <table:table-cell table:formula="of:=(([.AP44]-[.AR44])/2)+[.AR44]" office:value-type="float" office:value="24.6" calcext:value-type="float">
            <text:p>24.6</text:p>
          </table:table-cell>
          <table:table-cell table:formula="of:=(([.AQ44]-[.AS44])/2)+[.AS44]" office:value-type="float" office:value="-15.85" calcext:value-type="float">
            <text:p>-15.85</text:p>
          </table:table-cell>
          <table:table-cell table:number-columns-repeated="3"/>
        </table:table-row>
        <table:table-row table:style-name="ro1"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5:.B44])" office:value-type="float" office:value="74.28" calcext:value-type="float">
            <text:p>74.28</text:p>
          </table:table-cell>
          <table:table-cell table:formula="of:=AVERAGE([.C5:.C44])" office:value-type="float" office:value="-2.71375" calcext:value-type="float">
            <text:p>-2.71375</text:p>
          </table:table-cell>
          <table:table-cell table:formula="of:=AVERAGE([.D5:.D44])" office:value-type="float" office:value="54.005" calcext:value-type="float">
            <text:p>54.005</text:p>
          </table:table-cell>
          <table:table-cell table:formula="of:=AVERAGE([.E5:.E44])" office:value-type="float" office:value="-1.37625" calcext:value-type="float">
            <text:p>-1.37625</text:p>
          </table:table-cell>
          <table:table-cell table:formula="of:=AVERAGE([.F5:.F44])" office:value-type="float" office:value="20.275" calcext:value-type="float">
            <text:p>20.275</text:p>
          </table:table-cell>
          <table:table-cell table:formula="of:=AVERAGE([.G5:.G44])" office:value-type="float" office:value="-1.3375" calcext:value-type="float">
            <text:p>-1.3375</text:p>
          </table:table-cell>
          <table:table-cell table:formula="of:=AVERAGE([.H5:.H44])" office:value-type="float" office:value="64.1425" calcext:value-type="float">
            <text:p>64.1425</text:p>
          </table:table-cell>
          <table:table-cell table:formula="of:=AVERAGE([.I5:.I44])" office:value-type="float" office:value="-2.045" calcext:value-type="float">
            <text:p>-2.045</text:p>
          </table:table-cell>
          <table:table-cell/>
          <table:table-cell office:value-type="string" calcext:value-type="string">
            <text:p>M</text:p>
          </table:table-cell>
          <table:table-cell table:formula="of:=AVERAGE([.L5:.L44])" office:value-type="float" office:value="68.64375" calcext:value-type="float">
            <text:p>68.64375</text:p>
          </table:table-cell>
          <table:table-cell table:formula="of:=AVERAGE([.M5:.M44])" office:value-type="float" office:value="16.74875" calcext:value-type="float">
            <text:p>16.74875</text:p>
          </table:table-cell>
          <table:table-cell table:formula="of:=AVERAGE([.N5:.N44])" office:value-type="float" office:value="50.56875" calcext:value-type="float">
            <text:p>50.56875</text:p>
          </table:table-cell>
          <table:table-cell table:formula="of:=AVERAGE([.O5:.O44])" office:value-type="float" office:value="7.13" calcext:value-type="float">
            <text:p>7.13</text:p>
          </table:table-cell>
          <table:table-cell table:formula="of:=AVERAGE([.P5:.P44])" office:value-type="float" office:value="18.075" calcext:value-type="float">
            <text:p>18.075</text:p>
          </table:table-cell>
          <table:table-cell table:formula="of:=AVERAGE([.Q5:.Q44])" office:value-type="float" office:value="9.61875" calcext:value-type="float">
            <text:p>9.61875</text:p>
          </table:table-cell>
          <table:table-cell table:formula="of:=AVERAGE([.R5:.R44])" office:value-type="float" office:value="59.60625" calcext:value-type="float">
            <text:p>59.60625</text:p>
          </table:table-cell>
          <table:table-cell table:formula="of:=AVERAGE([.S5:.S44])" office:value-type="float" office:value="11.939375" calcext:value-type="float">
            <text:p>11.939375</text:p>
          </table:table-cell>
          <table:table-cell/>
          <table:table-cell office:value-type="string" calcext:value-type="string">
            <text:p>M</text:p>
          </table:table-cell>
          <table:table-cell table:formula="of:=AVERAGE([.V5:.V44])" office:value-type="float" office:value="67.87725" calcext:value-type="float">
            <text:p>67.87725</text:p>
          </table:table-cell>
          <table:table-cell table:formula="of:=AVERAGE([.W5:.W44])" office:value-type="float" office:value="-20.3775" calcext:value-type="float">
            <text:p>-20.3775</text:p>
          </table:table-cell>
          <table:table-cell table:formula="of:=AVERAGE([.X5:.X44])" office:value-type="float" office:value="50.3925" calcext:value-type="float">
            <text:p>50.3925</text:p>
          </table:table-cell>
          <table:table-cell table:formula="of:=AVERAGE([.Y5:.Y44])" office:value-type="float" office:value="-9.005" calcext:value-type="float">
            <text:p>-9.005</text:p>
          </table:table-cell>
          <table:table-cell table:formula="of:=AVERAGE([.Z5:.Z44])" office:value-type="float" office:value="17.48475" calcext:value-type="float">
            <text:p>17.48475</text:p>
          </table:table-cell>
          <table:table-cell table:formula="of:=AVERAGE([.AA5:.AA44])" office:value-type="float" office:value="-11.3725" calcext:value-type="float">
            <text:p>-11.3725</text:p>
          </table:table-cell>
          <table:table-cell table:formula="of:=AVERAGE([.AB5:.AB44])" office:value-type="float" office:value="59.134875" calcext:value-type="float">
            <text:p>59.134875</text:p>
          </table:table-cell>
          <table:table-cell table:formula="of:=AVERAGE([.AC5:.AC44])" office:value-type="float" office:value="-14.69125" calcext:value-type="float">
            <text:p>-14.69125</text:p>
          </table:table-cell>
          <table:table-cell/>
          <table:table-cell office:value-type="string" calcext:value-type="string">
            <text:p>M</text:p>
          </table:table-cell>
          <table:table-cell table:formula="of:=AVERAGE([.AF5:.AF44])" office:value-type="float" office:value="24.5825" calcext:value-type="float">
            <text:p>24.5825</text:p>
          </table:table-cell>
          <table:table-cell table:formula="of:=AVERAGE([.AG5:.AG44])" office:value-type="float" office:value="25.8275" calcext:value-type="float">
            <text:p>25.8275</text:p>
          </table:table-cell>
          <table:table-cell table:formula="of:=AVERAGE([.AH5:.AH44])" office:value-type="float" office:value="26.165" calcext:value-type="float">
            <text:p>26.165</text:p>
          </table:table-cell>
          <table:table-cell table:formula="of:=AVERAGE([.AI5:.AI44])" office:value-type="float" office:value="5.5325" calcext:value-type="float">
            <text:p>5.5325</text:p>
          </table:table-cell>
          <table:table-cell table:formula="of:=AVERAGE([.AJ5:.AJ44])" office:value-type="float" office:value="-1.5825" calcext:value-type="float">
            <text:p>-1.5825</text:p>
          </table:table-cell>
          <table:table-cell table:formula="of:=AVERAGE([.AK5:.AK44])" office:value-type="float" office:value="20.295" calcext:value-type="float">
            <text:p>20.295</text:p>
          </table:table-cell>
          <table:table-cell table:formula="of:=AVERAGE([.AL5:.AL44])" office:value-type="float" office:value="25.37375" calcext:value-type="float">
            <text:p>25.37375</text:p>
          </table:table-cell>
          <table:table-cell table:formula="of:=AVERAGE([.AM5:.AM44])" office:value-type="float" office:value="15.68" calcext:value-type="float">
            <text:p>15.68</text:p>
          </table:table-cell>
          <table:table-cell/>
          <table:table-cell office:value-type="string" calcext:value-type="string">
            <text:p>M</text:p>
          </table:table-cell>
          <table:table-cell table:formula="of:=AVERAGE([.AP5:.AP44])" office:value-type="float" office:value="23" calcext:value-type="float">
            <text:p>23</text:p>
          </table:table-cell>
          <table:table-cell table:formula="of:=AVERAGE([.AQ5:.AQ44])" office:value-type="float" office:value="-26.3325" calcext:value-type="float">
            <text:p>-26.3325</text:p>
          </table:table-cell>
          <table:table-cell table:formula="of:=AVERAGE([.AR5:.AR44])" office:value-type="float" office:value="26.0925" calcext:value-type="float">
            <text:p>26.0925</text:p>
          </table:table-cell>
          <table:table-cell table:formula="of:=AVERAGE([.AS5:.AS44])" office:value-type="float" office:value="-5.9575" calcext:value-type="float">
            <text:p>-5.9575</text:p>
          </table:table-cell>
          <table:table-cell table:formula="of:=AVERAGE([.AT5:.AT44])" office:value-type="float" office:value="-3.0925" calcext:value-type="float">
            <text:p>-3.0925</text:p>
          </table:table-cell>
          <table:table-cell table:formula="of:=AVERAGE([.AU5:.AU44])" office:value-type="float" office:value="-20.375" calcext:value-type="float">
            <text:p>-20.375</text:p>
          </table:table-cell>
          <table:table-cell table:formula="of:=AVERAGE([.AV5:.AV44])" office:value-type="float" office:value="24.54625" calcext:value-type="float">
            <text:p>24.54625</text:p>
          </table:table-cell>
          <table:table-cell table:formula="of:=AVERAGE([.AW5:.AW44])" office:value-type="float" office:value="-16.145" calcext:value-type="float">
            <text:p>-16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table:formula="of:=VAR([.B5:.B44])" office:value-type="float" office:value="0.0213846153846157" calcext:value-type="float">
            <text:p>0.0213846154</text:p>
          </table:table-cell>
          <table:table-cell table:formula="of:=VAR([.C5:.C44])" office:value-type="float" office:value="0.404485576923077" calcext:value-type="float">
            <text:p>0.4044855769</text:p>
          </table:table-cell>
          <table:table-cell table:formula="of:=VAR([.D5:.D44])" office:value-type="float" office:value="0.0231794871794872" calcext:value-type="float">
            <text:p>0.0231794872</text:p>
          </table:table-cell>
          <table:table-cell table:formula="of:=VAR([.E5:.E44])" office:value-type="float" office:value="0.191665064102564" calcext:value-type="float">
            <text:p>0.1916650641</text:p>
          </table:table-cell>
          <table:table-cell table:formula="of:=VAR([.F5:.F44])" office:value-type="float" office:value="0.00500000000000001" calcext:value-type="float">
            <text:p>0.005</text:p>
          </table:table-cell>
          <table:table-cell table:formula="of:=VAR([.G5:.G44])" office:value-type="float" office:value="0.0744551282051282" calcext:value-type="float">
            <text:p>0.0744551282</text:p>
          </table:table-cell>
          <table:table-cell table:formula="of:=VAR([.H5:.H44])" office:value-type="float" office:value="0.0210320512820515" calcext:value-type="float">
            <text:p>0.0210320513</text:p>
          </table:table-cell>
          <table:table-cell table:formula="of:=VAR([.I5:.I44])" office:value-type="float" office:value="0.279461538461538" calcext:value-type="float">
            <text:p>0.2794615385</text:p>
          </table:table-cell>
          <table:table-cell/>
          <table:table-cell office:value-type="string" calcext:value-type="string">
            <text:p>V</text:p>
          </table:table-cell>
          <table:table-cell table:formula="of:=VAR([.L5:.L44])" office:value-type="float" office:value="0.0446394230769227" calcext:value-type="float">
            <text:p>0.0446394231</text:p>
          </table:table-cell>
          <table:table-cell table:formula="of:=VAR([.M5:.M44])" office:value-type="float" office:value="0.338395833333333" calcext:value-type="float">
            <text:p>0.3383958333</text:p>
          </table:table-cell>
          <table:table-cell table:formula="of:=VAR([.N5:.N44])" office:value-type="float" office:value="0.0230368589743591" calcext:value-type="float">
            <text:p>0.023036859</text:p>
          </table:table-cell>
          <table:table-cell table:formula="of:=VAR([.O5:.O44])" office:value-type="float" office:value="0.171897435897436" calcext:value-type="float">
            <text:p>0.1718974359</text:p>
          </table:table-cell>
          <table:table-cell table:formula="of:=VAR([.P5:.P44])" office:value-type="float" office:value="0.0183333333333329" calcext:value-type="float">
            <text:p>0.0183333333</text:p>
          </table:table-cell>
          <table:table-cell table:formula="of:=VAR([.Q5:.Q44])" office:value-type="float" office:value="0.0536778846153845" calcext:value-type="float">
            <text:p>0.0536778846</text:p>
          </table:table-cell>
          <table:table-cell table:formula="of:=VAR([.R5:.R44])" office:value-type="float" office:value="0.0292548076923076" calcext:value-type="float">
            <text:p>0.0292548077</text:p>
          </table:table-cell>
          <table:table-cell table:formula="of:=VAR([.S5:.S44])" office:value-type="float" office:value="0.241727163461538" calcext:value-type="float">
            <text:p>0.2417271635</text:p>
          </table:table-cell>
          <table:table-cell/>
          <table:table-cell office:value-type="string" calcext:value-type="string">
            <text:p>V</text:p>
          </table:table-cell>
          <table:table-cell table:formula="of:=VAR([.V5:.V44])" office:value-type="float" office:value="0.271292243589742" calcext:value-type="float">
            <text:p>0.2712922436</text:p>
          </table:table-cell>
          <table:table-cell table:formula="of:=VAR([.W5:.W44])" office:value-type="float" office:value="0.585378205128205" calcext:value-type="float">
            <text:p>0.5853782051</text:p>
          </table:table-cell>
          <table:table-cell table:formula="of:=VAR([.X5:.X44])" office:value-type="float" office:value="0.0530192307692307" calcext:value-type="float">
            <text:p>0.0530192308</text:p>
          </table:table-cell>
          <table:table-cell table:formula="of:=VAR([.Y5:.Y44])" office:value-type="float" office:value="0.296384615384615" calcext:value-type="float">
            <text:p>0.2963846154</text:p>
          </table:table-cell>
          <table:table-cell table:formula="of:=VAR([.Z5:.Z44])" office:value-type="float" office:value="0.26484096153846" calcext:value-type="float">
            <text:p>0.2648409615</text:p>
          </table:table-cell>
          <table:table-cell table:formula="of:=VAR([.AA5:.AA44])" office:value-type="float" office:value="0.149737179487179" calcext:value-type="float">
            <text:p>0.1497371795</text:p>
          </table:table-cell>
          <table:table-cell table:formula="of:=VAR([.AB5:.AB44])" office:value-type="float" office:value="0.0959454967948715" calcext:value-type="float">
            <text:p>0.0959454968</text:p>
          </table:table-cell>
          <table:table-cell table:formula="of:=VAR([.AC5:.AC44])" office:value-type="float" office:value="0.403447115384616" calcext:value-type="float">
            <text:p>0.4034471154</text:p>
          </table:table-cell>
          <table:table-cell/>
          <table:table-cell office:value-type="string" calcext:value-type="string">
            <text:p>V</text:p>
          </table:table-cell>
          <table:table-cell table:formula="of:=VAR([.AF5:.AF44])" office:value-type="float" office:value="0.200455128205128" calcext:value-type="float">
            <text:p>0.2004551282</text:p>
          </table:table-cell>
          <table:table-cell table:formula="of:=VAR([.AG5:.AG44])" office:value-type="float" office:value="0.122044871794872" calcext:value-type="float">
            <text:p>0.1220448718</text:p>
          </table:table-cell>
          <table:table-cell table:formula="of:=VAR([.AH5:.AH44])" office:value-type="float" office:value="0.167461538461538" calcext:value-type="float">
            <text:p>0.1674615385</text:p>
          </table:table-cell>
          <table:table-cell table:formula="of:=VAR([.AI5:.AI44])" office:value-type="float" office:value="0.0894294871794872" calcext:value-type="float">
            <text:p>0.0894294872</text:p>
          </table:table-cell>
          <table:table-cell table:formula="of:=VAR([.AJ5:.AJ44])" office:value-type="float" office:value="0.480455128205128" calcext:value-type="float">
            <text:p>0.4804551282</text:p>
          </table:table-cell>
          <table:table-cell table:formula="of:=VAR([.AK5:.AK44])" office:value-type="float" office:value="0.0538205128205127" calcext:value-type="float">
            <text:p>0.0538205128</text:p>
          </table:table-cell>
          <table:table-cell table:formula="of:=VAR([.AL5:.AL44])" office:value-type="float" office:value="0.0638445512820512" calcext:value-type="float">
            <text:p>0.0638445513</text:p>
          </table:table-cell>
          <table:table-cell table:formula="of:=VAR([.AM5:.AM44])" office:value-type="float" office:value="0.0922820512820512" calcext:value-type="float">
            <text:p>0.0922820513</text:p>
          </table:table-cell>
          <table:table-cell/>
          <table:table-cell office:value-type="string" calcext:value-type="string">
            <text:p>V</text:p>
          </table:table-cell>
          <table:table-cell table:formula="of:=VAR([.AP5:.AP44])" office:value-type="float" office:value="0.24051282051282" calcext:value-type="float">
            <text:p>0.2405128205</text:p>
          </table:table-cell>
          <table:table-cell table:formula="of:=VAR([.AQ5:.AQ44])" office:value-type="float" office:value="0.133532051282051" calcext:value-type="float">
            <text:p>0.1335320513</text:p>
          </table:table-cell>
          <table:table-cell table:formula="of:=VAR([.AR5:.AR44])" office:value-type="float" office:value="0.047378205128205" calcext:value-type="float">
            <text:p>0.0473782051</text:p>
          </table:table-cell>
          <table:table-cell table:formula="of:=VAR([.AS5:.AS44])" office:value-type="float" office:value="0.163532051282051" calcext:value-type="float">
            <text:p>0.1635320513</text:p>
          </table:table-cell>
          <table:table-cell table:formula="of:=VAR([.AT5:.AT44])" office:value-type="float" office:value="0.277121794871795" calcext:value-type="float">
            <text:p>0.2771217949</text:p>
          </table:table-cell>
          <table:table-cell table:formula="of:=VAR([.AU5:.AU44])" office:value-type="float" office:value="0.107051282051282" calcext:value-type="float">
            <text:p>0.1070512821</text:p>
          </table:table-cell>
          <table:table-cell table:formula="of:=VAR([.AV5:.AV44])" office:value-type="float" office:value="0.074665064102564" calcext:value-type="float">
            <text:p>0.0746650641</text:p>
          </table:table-cell>
          <table:table-cell table:formula="of:=VAR([.AW5:.AW44])" office:value-type="float" office:value="0.121769230769231" calcext:value-type="float">
            <text:p>0.1217692308</text:p>
          </table:table-cell>
          <table:table-cell table:number-columns-repeated="3"/>
        </table:table-row>
      </table:table>
      <table:table table:name="Pool" table:style-name="ta1">
        <table:table-column table:style-name="co18" table:number-columns-repeated="2" table:default-cell-style-name="ce2"/>
        <table:table-row table:style-name="ro1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>
          <table:table-cell office:value-type="float" office:value="74.05" calcext:value-type="float">
            <text:p>74.05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-2.55" calcext:value-type="float">
            <text:p>-2.55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74.55" calcext:value-type="float">
            <text:p>74.55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74.45" calcext:value-type="float">
            <text:p>74.45</text:p>
          </table:table-cell>
          <table:table-cell office:value-type="float" office:value="-2.45" calcext:value-type="float">
            <text:p>-2.45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74.15" calcext:value-type="float">
            <text:p>74.15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2.15" calcext:value-type="float">
            <text:p>-2.1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1.35" calcext:value-type="float">
            <text:p>-1.35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-2.3" calcext:value-type="float">
            <text:p>-2.3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0.7" calcext:value-type="float">
            <text:p>-0.7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2.05" calcext:value-type="float">
            <text:p>-2.05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-1.85" calcext:value-type="float">
            <text:p>-1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54.05" calcext:value-type="float">
            <text:p>54.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.95" calcext:value-type="float">
            <text:p>53.95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53.85" calcext:value-type="float">
            <text:p>53.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1.7" calcext:value-type="float">
            <text:p>-1.7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54.15" calcext:value-type="float">
            <text:p>54.15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7.35" calcext:value-type="float">
            <text:p>17.35</text:p>
          </table:table-cell>
        </table:table-row>
        <table:table-row table:style-name="ro1">
          <table:table-cell office:value-type="float" office:value="68.45" calcext:value-type="float">
            <text:p>68.45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68.85" calcext:value-type="float">
            <text:p>68.8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6.95" calcext:value-type="float">
            <text:p>16.95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68.65" calcext:value-type="float">
            <text:p>68.65</text:p>
          </table:table-cell>
          <table:table-cell office:value-type="float" office:value="16.65" calcext:value-type="float">
            <text:p>16.6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68.95" calcext:value-type="float">
            <text:p>68.9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15" calcext:value-type="float">
            <text:p>17.15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17.15" calcext:value-type="float">
            <text:p>17.15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0.55" calcext:value-type="float">
            <text:p>50.55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50.65" calcext:value-type="float">
            <text:p>50.6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50.85" calcext:value-type="float">
            <text:p>50.8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66.95" calcext:value-type="float">
            <text:p>66.95</text:p>
          </table:table-cell>
          <table:table-cell office:value-type="float" office:value="-21.6" calcext:value-type="float">
            <text:p>-21.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0.7" calcext:value-type="float">
            <text:p>-20.7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-18.4" calcext:value-type="float">
            <text:p>-18.4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68.15" calcext:value-type="float">
            <text:p>68.15</text:p>
          </table:table-cell>
          <table:table-cell office:value-type="float" office:value="-20.1" calcext:value-type="float">
            <text:p>-20.1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68.09" calcext:value-type="float">
            <text:p>68.09</text:p>
          </table:table-cell>
          <table:table-cell office:value-type="float" office:value="-20.9" calcext:value-type="float">
            <text:p>-20.9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-20.4" calcext:value-type="float">
            <text:p>-20.4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1.4" calcext:value-type="float">
            <text:p>-21.4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-19.5" calcext:value-type="float">
            <text:p>-19.5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-20.3" calcext:value-type="float">
            <text:p>-20.3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-21.1" calcext:value-type="float">
            <text:p>-21.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0.3" calcext:value-type="float">
            <text:p>-20.3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9" calcext:value-type="float">
            <text:p>-20.9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-22.1" calcext:value-type="float">
            <text:p>-22.1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4" calcext:value-type="float">
            <text:p>-20.4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-21.1" calcext:value-type="float">
            <text:p>-21.1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-20.7" calcext:value-type="float">
            <text:p>-20.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20.1" calcext:value-type="float">
            <text:p>-20.1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9.2" calcext:value-type="float">
            <text:p>-19.2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-19.6" calcext:value-type="float">
            <text:p>-19.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-19.1" calcext:value-type="float">
            <text:p>-19.1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-20.1" calcext:value-type="float">
            <text:p>-20.1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-21.6" calcext:value-type="float">
            <text:p>-21.6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50.45" calcext:value-type="float">
            <text:p>50.45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0.35" calcext:value-type="float">
            <text:p>50.35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9.3" calcext:value-type="float">
            <text:p>-9.3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-9.8" calcext:value-type="float">
            <text:p>-9.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26.8" calcext:value-type="float">
            <text:p>-26.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26.6" calcext:value-type="float">
            <text:p>-26.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6.8" calcext:value-type="float">
            <text:p>-26.8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7" calcext:value-type="float">
            <text:p>-26.7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25.6" calcext:value-type="float">
            <text:p>-25.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6.7" calcext:value-type="float">
            <text:p>-26.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6" calcext:value-type="float">
            <text:p>-26.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26.8" calcext:value-type="float">
            <text:p>-26.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26.7" calcext:value-type="float">
            <text:p>-26.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2" calcext:value-type="float">
            <text:p>-26.2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1" calcext:value-type="float">
            <text:p>-26.1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-26.2" calcext:value-type="float">
            <text:p>-26.2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26.5" calcext:value-type="float">
            <text:p>-26.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-25.5" calcext:value-type="float">
            <text:p>-25.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26.8" calcext:value-type="float">
            <text:p>-26.8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-26.2" calcext:value-type="float">
            <text:p>-26.2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-25.9" calcext:value-type="float">
            <text:p>-25.9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26.5" calcext:value-type="float">
            <text:p>-26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-26.2" calcext:value-type="float">
            <text:p>-26.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26.5" calcext:value-type="float">
            <text:p>-26.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6.2" calcext:value-type="float">
            <text:p>-26.2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6.8" calcext:value-type="float">
            <text:p>-6.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5" calcext:value-type="float">
            <text:p>-5.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5.7" calcext:value-type="float">
            <text:p>-5.7</text:p>
          </table:table-cell>
        </table:table-row>
      </table:table>
      <table:named-expressions/>
      <table:database-ranges>
        <table:database-range table:name="Graph" table:target-range-address="Pool.A2:Pool.B40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3:41:26.80895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2:38:11.945374142</meta:creation-date>
    <dc:date>2016-10-16T15:19:34.253087839</dc:date>
    <meta:editing-duration>PT6H36M7S</meta:editing-duration>
    <meta:editing-cycles>540</meta:editing-cycles>
    <meta:generator>LibreOffice/4.2.8.2$Linux_X86_64 LibreOffice_project/420m0$Build-2</meta:generator>
    <meta:document-statistic meta:table-count="3" meta:cell-count="3888" meta:object-count="0"/>
  </office:meta>
</office:document-meta>
</file>